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499cm" table:align="left"/>
    </style:style>
    <style:style style:name="Table1.A" style:family="table-column">
      <style:table-column-properties style:column-width="0.637cm"/>
    </style:style>
    <style:style style:name="Table1.B" style:family="table-column">
      <style:table-column-properties style:column-width="1.374cm"/>
    </style:style>
    <style:style style:name="Table1.C" style:family="table-column">
      <style:table-column-properties style:column-width="2.302cm"/>
    </style:style>
    <style:style style:name="Table1.D" style:family="table-column">
      <style:table-column-properties style:column-width="1.482cm"/>
    </style:style>
    <style:style style:name="Table1.E" style:family="table-column">
      <style:table-column-properties style:column-width="2.011cm"/>
    </style:style>
    <style:style style:name="Table1.F" style:family="table-column">
      <style:table-column-properties style:column-width="1.693cm"/>
    </style:style>
    <style:style style:name="Table1.A1" style:family="table-cell">
      <style:table-cell-properties style:vertical-align="middle" fo:padding="0.049cm" fo:border="none"/>
    </style:style>
    <style:style style:name="Table2" style:family="table">
      <style:table-properties style:width="3.413cm" table:align="left"/>
    </style:style>
    <style:style style:name="Table2.A" style:family="table-column">
      <style:table-column-properties style:column-width="3.413cm"/>
    </style:style>
    <style:style style:name="Table2.A1" style:family="table-cell">
      <style:table-cell-properties style:writing-mode="page"/>
    </style:style>
    <style:style style:name="Table3" style:family="table">
      <style:table-properties style:width="5.212cm" table:align="left"/>
    </style:style>
    <style:style style:name="Table3.A" style:family="table-column">
      <style:table-column-properties style:column-width="1.916cm"/>
    </style:style>
    <style:style style:name="Table3.B" style:family="table-column">
      <style:table-column-properties style:column-width="1.894cm"/>
    </style:style>
    <style:style style:name="Table3.C" style:family="table-column">
      <style:table-column-properties style:column-width="1.402cm"/>
    </style:style>
    <style:style style:name="Table3.A1" style:family="table-cell">
      <style:table-cell-properties style:vertical-align="middle" fo:padding="0.049cm" fo:border="none"/>
    </style:style>
    <style:style style:name="Table4" style:family="table">
      <style:table-properties style:width="5.292cm" table:align="left"/>
    </style:style>
    <style:style style:name="Table4.A" style:family="table-column">
      <style:table-column-properties style:column-width="1.961cm"/>
    </style:style>
    <style:style style:name="Table4.B" style:family="table-column">
      <style:table-column-properties style:column-width="3.33cm"/>
    </style:style>
    <style:style style:name="Table4.A1" style:family="table-cell">
      <style:table-cell-properties style:vertical-align="middle" fo:padding="0.049cm" fo:border="none"/>
    </style:style>
    <style:style style:name="Table5" style:family="table">
      <style:table-properties style:width="5.292cm" table:align="left"/>
    </style:style>
    <style:style style:name="Table5.A" style:family="table-column">
      <style:table-column-properties style:column-width="1.961cm"/>
    </style:style>
    <style:style style:name="Table5.B" style:family="table-column">
      <style:table-column-properties style:column-width="3.33cm"/>
    </style:style>
    <style:style style:name="Table5.A1" style:family="table-cell">
      <style:table-cell-properties style:vertical-align="middle" fo:padding="0.049cm" fo:border="none"/>
    </style:style>
    <style:style style:name="Table6" style:family="table">
      <style:table-properties style:width="5.292cm" table:align="left"/>
    </style:style>
    <style:style style:name="Table6.A" style:family="table-column">
      <style:table-column-properties style:column-width="1.961cm"/>
    </style:style>
    <style:style style:name="Table6.B" style:family="table-column">
      <style:table-column-properties style:column-width="3.33cm"/>
    </style:style>
    <style:style style:name="Table6.A1" style:family="table-cell">
      <style:table-cell-properties style:vertical-align="middle" fo:padding="0.049cm" fo:border="none"/>
    </style:style>
    <style:style style:name="Table7" style:family="table">
      <style:table-properties style:width="4.895cm" table:align="left"/>
    </style:style>
    <style:style style:name="Table7.A" style:family="table-column">
      <style:table-column-properties style:column-width="1.961cm"/>
    </style:style>
    <style:style style:name="Table7.B" style:family="table-column">
      <style:table-column-properties style:column-width="2.933cm"/>
    </style:style>
    <style:style style:name="Table7.A1" style:family="table-cell">
      <style:table-cell-properties style:vertical-align="middle" fo:padding="0.049cm" fo:border="none"/>
    </style:style>
    <style:style style:name="Table8" style:family="table">
      <style:table-properties style:width="4.895cm" table:align="left"/>
    </style:style>
    <style:style style:name="Table8.A" style:family="table-column">
      <style:table-column-properties style:column-width="1.961cm"/>
    </style:style>
    <style:style style:name="Table8.B" style:family="table-column">
      <style:table-column-properties style:column-width="2.933cm"/>
    </style:style>
    <style:style style:name="Table8.A1" style:family="table-cell">
      <style:table-cell-properties style:vertical-align="middle" fo:padding="0.049cm" fo:border="none"/>
    </style:style>
    <style:style style:name="Table9" style:family="table">
      <style:table-properties style:width="3.413cm" table:align="left"/>
    </style:style>
    <style:style style:name="Table9.A" style:family="table-column">
      <style:table-column-properties style:column-width="3.413cm"/>
    </style:style>
    <style:style style:name="Table9.A1" style:family="table-cell">
      <style:table-cell-properties style:writing-mode="page"/>
    </style:style>
    <style:style style:name="Table10" style:family="table">
      <style:table-properties style:width="4.71cm" table:align="left"/>
    </style:style>
    <style:style style:name="Table10.A" style:family="table-column">
      <style:table-column-properties style:column-width="1.588cm"/>
    </style:style>
    <style:style style:name="Table10.B" style:family="table-column">
      <style:table-column-properties style:column-width="1.826cm"/>
    </style:style>
    <style:style style:name="Table10.C" style:family="table-column">
      <style:table-column-properties style:column-width="1.296cm"/>
    </style:style>
    <style:style style:name="Table10.A1" style:family="table-cell">
      <style:table-cell-properties style:vertical-align="middle" fo:padding="0.049cm" fo:border="none"/>
    </style:style>
    <style:style style:name="Table11" style:family="table">
      <style:table-properties style:width="5.794cm" fo:margin-left="0.064cm" table:align="left"/>
    </style:style>
    <style:style style:name="Table11.A" style:family="table-column">
      <style:table-column-properties style:column-width="1.905cm"/>
    </style:style>
    <style:style style:name="Table11.B" style:family="table-column">
      <style:table-column-properties style:column-width="3.889cm"/>
    </style:style>
    <style:style style:name="Table11.A1" style:family="table-cell">
      <style:table-cell-properties style:vertical-align="middle" fo:padding="0.049cm" fo:border="none"/>
    </style:style>
    <style:style style:name="Table12" style:family="table">
      <style:table-properties style:width="5.794cm" table:align="left"/>
    </style:style>
    <style:style style:name="Table12.A" style:family="table-column">
      <style:table-column-properties style:column-width="1.961cm"/>
    </style:style>
    <style:style style:name="Table12.B" style:family="table-column">
      <style:table-column-properties style:column-width="3.833cm"/>
    </style:style>
    <style:style style:name="Table12.A1" style:family="table-cell">
      <style:table-cell-properties style:vertical-align="middle" fo:padding="0.049cm" fo:border="none"/>
    </style:style>
    <style:style style:name="Table13" style:family="table">
      <style:table-properties style:width="4.789cm" table:align="left"/>
    </style:style>
    <style:style style:name="Table13.A" style:family="table-column">
      <style:table-column-properties style:column-width="1.961cm"/>
    </style:style>
    <style:style style:name="Table13.B" style:family="table-column">
      <style:table-column-properties style:column-width="2.828cm"/>
    </style:style>
    <style:style style:name="Table13.A1" style:family="table-cell">
      <style:table-cell-properties style:vertical-align="middle" fo:padding="0.049cm" fo:border="none"/>
    </style:style>
    <style:style style:name="Table14" style:family="table">
      <style:table-properties style:width="5.212cm" table:align="left"/>
    </style:style>
    <style:style style:name="Table14.A" style:family="table-column">
      <style:table-column-properties style:column-width="1.961cm"/>
    </style:style>
    <style:style style:name="Table14.B" style:family="table-column">
      <style:table-column-properties style:column-width="3.251cm"/>
    </style:style>
    <style:style style:name="Table14.A1" style:family="table-cell">
      <style:table-cell-properties style:vertical-align="middle" fo:padding="0.049cm" fo:border="none"/>
    </style:style>
    <style:style style:name="Table15" style:family="table">
      <style:table-properties style:width="2.487cm" table:align="left"/>
    </style:style>
    <style:style style:name="Table15.A" style:family="table-column">
      <style:table-column-properties style:column-width="2.487cm"/>
    </style:style>
    <style:style style:name="Table15.A1" style:family="table-cell">
      <style:table-cell-properties style:writing-mode="page"/>
    </style:style>
    <style:style style:name="Table16" style:family="table">
      <style:table-properties style:width="2.593cm" table:align="left"/>
    </style:style>
    <style:style style:name="Table16.A" style:family="table-column">
      <style:table-column-properties style:column-width="2.593cm"/>
    </style:style>
    <style:style style:name="Table16.A1" style:family="table-cell">
      <style:table-cell-properties style:writing-mode="page"/>
    </style:style>
    <style:style style:name="Table17" style:family="table">
      <style:table-properties style:width="2.593cm" table:align="left"/>
    </style:style>
    <style:style style:name="Table17.A" style:family="table-column">
      <style:table-column-properties style:column-width="2.593cm"/>
    </style:style>
    <style:style style:name="Table17.1" style:family="table-row">
      <style:table-row-properties style:min-row-height="0.688cm"/>
    </style:style>
    <style:style style:name="Table17.A1" style:family="table-cell">
      <style:table-cell-properties style:writing-mode="page"/>
    </style:style>
    <style:style style:name="Table18" style:family="table">
      <style:table-properties style:width="2.699cm" table:align="left"/>
    </style:style>
    <style:style style:name="Table18.A" style:family="table-column">
      <style:table-column-properties style:column-width="2.699cm"/>
    </style:style>
    <style:style style:name="Table18.A1" style:family="table-cell">
      <style:table-cell-properties style:writing-mode="page"/>
    </style:style>
    <style:style style:name="Table19" style:family="table">
      <style:table-properties style:width="5.106cm" table:align="left"/>
    </style:style>
    <style:style style:name="Table19.A" style:family="table-column">
      <style:table-column-properties style:column-width="2.415cm"/>
    </style:style>
    <style:style style:name="Table19.B" style:family="table-column">
      <style:table-column-properties style:column-width="2.692cm"/>
    </style:style>
    <style:style style:name="Table19.A1" style:family="table-cell">
      <style:table-cell-properties style:vertical-align="middle" fo:padding="0.049cm" fo:border="none"/>
    </style:style>
    <style:style style:name="Table20" style:family="table">
      <style:table-properties style:width="4.71cm" table:align="left"/>
    </style:style>
    <style:style style:name="Table20.A" style:family="table-column">
      <style:table-column-properties style:column-width="2.415cm"/>
    </style:style>
    <style:style style:name="Table20.B" style:family="table-column">
      <style:table-column-properties style:column-width="2.295cm"/>
    </style:style>
    <style:style style:name="Table20.A1" style:family="table-cell">
      <style:table-cell-properties style:vertical-align="middle" fo:padding="0.049cm" fo:border="none"/>
    </style:style>
    <style:style style:name="Table21" style:family="table">
      <style:table-properties style:width="4.71cm" table:align="left"/>
    </style:style>
    <style:style style:name="Table21.A" style:family="table-column">
      <style:table-column-properties style:column-width="2.415cm"/>
    </style:style>
    <style:style style:name="Table21.B" style:family="table-column">
      <style:table-column-properties style:column-width="2.295cm"/>
    </style:style>
    <style:style style:name="Table21.A1" style:family="table-cell">
      <style:table-cell-properties style:vertical-align="middle" fo:padding="0.049cm" fo:border="none"/>
    </style:style>
    <style:style style:name="Table22" style:family="table">
      <style:table-properties style:width="4.789cm" table:align="left"/>
    </style:style>
    <style:style style:name="Table22.A" style:family="table-column">
      <style:table-column-properties style:column-width="2.415cm"/>
    </style:style>
    <style:style style:name="Table22.B" style:family="table-column">
      <style:table-column-properties style:column-width="2.374cm"/>
    </style:style>
    <style:style style:name="Table22.A1" style:family="table-cell">
      <style:table-cell-properties style:vertical-align="middle" fo:padding="0.049cm" fo:border="none"/>
    </style:style>
    <style:style style:name="Table23" style:family="table">
      <style:table-properties style:width="4.604cm" table:align="left"/>
    </style:style>
    <style:style style:name="Table23.A" style:family="table-column">
      <style:table-column-properties style:column-width="4.604cm"/>
    </style:style>
    <style:style style:name="Table23.A1" style:family="table-cell">
      <style:table-cell-properties style:writing-mode="page"/>
    </style:style>
    <style:style style:name="Table24" style:family="table">
      <style:table-properties style:width="4.604cm" table:align="left"/>
    </style:style>
    <style:style style:name="Table24.A" style:family="table-column">
      <style:table-column-properties style:column-width="4.604cm"/>
    </style:style>
    <style:style style:name="Table24.A1" style:family="table-cell">
      <style:table-cell-properties style:writing-mode="page"/>
    </style:style>
    <style:style style:name="Table25" style:family="table">
      <style:table-properties style:width="7.011cm" table:align="left"/>
    </style:style>
    <style:style style:name="Table25.A" style:family="table-column">
      <style:table-column-properties style:column-width="2.415cm"/>
    </style:style>
    <style:style style:name="Table25.B" style:family="table-column">
      <style:table-column-properties style:column-width="4.597cm"/>
    </style:style>
    <style:style style:name="Table25.A1" style:family="table-cell">
      <style:table-cell-properties style:vertical-align="middle" fo:padding="0.049cm" fo:border="none"/>
    </style:style>
    <style:style style:name="Table26" style:family="table">
      <style:table-properties style:width="6.8cm" table:align="left"/>
    </style:style>
    <style:style style:name="Table26.A" style:family="table-column">
      <style:table-column-properties style:column-width="2.415cm"/>
    </style:style>
    <style:style style:name="Table26.B" style:family="table-column">
      <style:table-column-properties style:column-width="4.385cm"/>
    </style:style>
    <style:style style:name="Table26.A1" style:family="table-cell">
      <style:table-cell-properties style:vertical-align="middle" fo:padding="0.049cm" fo:border="none"/>
    </style:style>
    <style:style style:name="Table27" style:family="table">
      <style:table-properties style:width="7.011cm" table:align="left"/>
    </style:style>
    <style:style style:name="Table27.A" style:family="table-column">
      <style:table-column-properties style:column-width="2.415cm"/>
    </style:style>
    <style:style style:name="Table27.B" style:family="table-column">
      <style:table-column-properties style:column-width="4.597cm"/>
    </style:style>
    <style:style style:name="Table27.A1" style:family="table-cell">
      <style:table-cell-properties style:vertical-align="middle" fo:padding="0.049cm" fo:border="none"/>
    </style:style>
    <style:style style:name="Table28" style:family="table">
      <style:table-properties style:width="6.8cm" table:align="left"/>
    </style:style>
    <style:style style:name="Table28.A" style:family="table-column">
      <style:table-column-properties style:column-width="2.415cm"/>
    </style:style>
    <style:style style:name="Table28.B" style:family="table-column">
      <style:table-column-properties style:column-width="4.385cm"/>
    </style:style>
    <style:style style:name="Table28.A1" style:family="table-cell">
      <style:table-cell-properties style:vertical-align="middle" fo:padding="0.049cm" fo:border="none"/>
    </style:style>
    <style:style style:name="Table29" style:family="table">
      <style:table-properties style:width="3.096cm" table:align="left"/>
    </style:style>
    <style:style style:name="Table29.A" style:family="table-column">
      <style:table-column-properties style:column-width="3.096cm"/>
    </style:style>
    <style:style style:name="Table29.A1" style:family="table-cell">
      <style:table-cell-properties style:writing-mode="page"/>
    </style:style>
    <style:style style:name="Table30" style:family="table">
      <style:table-properties style:width="3.096cm" table:align="left"/>
    </style:style>
    <style:style style:name="Table30.A" style:family="table-column">
      <style:table-column-properties style:column-width="3.096cm"/>
    </style:style>
    <style:style style:name="Table30.A1" style:family="table-cell">
      <style:table-cell-properties style:writing-mode="page"/>
    </style:style>
    <style:style style:name="Table31" style:family="table">
      <style:table-properties style:width="3.096cm" table:align="left"/>
    </style:style>
    <style:style style:name="Table31.A" style:family="table-column">
      <style:table-column-properties style:column-width="3.096cm"/>
    </style:style>
    <style:style style:name="Table31.A1" style:family="table-cell">
      <style:table-cell-properties style:writing-mode="page"/>
    </style:style>
    <style:style style:name="Table32" style:family="table">
      <style:table-properties style:width="3.096cm" table:align="left"/>
    </style:style>
    <style:style style:name="Table32.A" style:family="table-column">
      <style:table-column-properties style:column-width="3.096cm"/>
    </style:style>
    <style:style style:name="Table32.A1" style:family="table-cell">
      <style:table-cell-properties style:writing-mode="page"/>
    </style:style>
    <style:style style:name="Table33" style:family="table">
      <style:table-properties style:width="5.398cm" table:align="left"/>
    </style:style>
    <style:style style:name="Table33.A" style:family="table-column">
      <style:table-column-properties style:column-width="2.415cm"/>
    </style:style>
    <style:style style:name="Table33.B" style:family="table-column">
      <style:table-column-properties style:column-width="2.983cm"/>
    </style:style>
    <style:style style:name="Table33.A1" style:family="table-cell">
      <style:table-cell-properties style:vertical-align="middle" fo:padding="0.049cm" fo:border="none"/>
    </style:style>
    <style:style style:name="Table34" style:family="table">
      <style:table-properties style:width="5.398cm" table:align="left"/>
    </style:style>
    <style:style style:name="Table34.A" style:family="table-column">
      <style:table-column-properties style:column-width="2.415cm"/>
    </style:style>
    <style:style style:name="Table34.B" style:family="table-column">
      <style:table-column-properties style:column-width="2.983cm"/>
    </style:style>
    <style:style style:name="Table34.A1" style:family="table-cell">
      <style:table-cell-properties style:vertical-align="middle" fo:padding="0.049cm" fo:border="none"/>
    </style:style>
    <style:style style:name="Table35" style:family="table">
      <style:table-properties style:width="5.398cm" table:align="left"/>
    </style:style>
    <style:style style:name="Table35.A" style:family="table-column">
      <style:table-column-properties style:column-width="2.415cm"/>
    </style:style>
    <style:style style:name="Table35.B" style:family="table-column">
      <style:table-column-properties style:column-width="2.983cm"/>
    </style:style>
    <style:style style:name="Table35.A1" style:family="table-cell">
      <style:table-cell-properties style:vertical-align="middle" fo:padding="0.049cm" fo:border="none"/>
    </style:style>
    <style:style style:name="Table36" style:family="table">
      <style:table-properties style:width="5.398cm" table:align="left"/>
    </style:style>
    <style:style style:name="Table36.A" style:family="table-column">
      <style:table-column-properties style:column-width="2.415cm"/>
    </style:style>
    <style:style style:name="Table36.B" style:family="table-column">
      <style:table-column-properties style:column-width="2.983cm"/>
    </style:style>
    <style:style style:name="Table36.A1" style:family="table-cell">
      <style:table-cell-properties style:vertical-align="middle" fo:padding="0.049cm" fo:border="none"/>
    </style:style>
    <style:style style:name="P1"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officeooo:paragraph-rsid="0014134e"/>
    </style:style>
    <style:style style:name="P2"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color="#000000" loext:opacity="100%" style:font-name="Liberation Serif" fo:font-size="12pt" fo:font-weight="normal" style:font-size-asian="12pt" style:font-weight-asian="normal" style:font-size-complex="12pt" style:font-weight-complex="normal"/>
    </style:style>
    <style:style style:name="P3"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color="#000000" loext:opacity="100%" style:font-name="Liberation Serif" fo:font-size="12pt" fo:font-weight="normal" officeooo:paragraph-rsid="001a65fe" style:font-size-asian="12pt" style:font-weight-asian="normal" style:font-size-complex="12pt" style:font-weight-complex="normal"/>
    </style:style>
    <style:style style:name="P4"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color="#000000" loext:opacity="100%" style:font-name="Liberation Serif" fo:font-size="12pt" fo:font-weight="normal" officeooo:paragraph-rsid="001cdac0" style:font-size-asian="12pt" style:font-weight-asian="normal" style:font-size-complex="12pt" style:font-weight-complex="normal"/>
    </style:style>
    <style:style style:name="P5"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color="#610b4b" loext:opacity="100%" fo:font-size="15.6999998092651pt" officeooo:paragraph-rsid="0017e02d" style:font-size-asian="15.6999998092651pt" style:font-size-complex="15.6999998092651pt"/>
    </style:style>
    <style:style style:name="P6"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333333" loext:opacity="100%" style:font-name="sans-serif" fo:font-size="11.25pt" fo:letter-spacing="normal" fo:font-style="normal" fo:font-weight="bold" officeooo:paragraph-rsid="0014134e" style:font-weight-asian="bold" style:font-weight-complex="bold"/>
    </style:style>
    <style:style style:name="P7"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7e02d" style:font-size-asian="12pt" style:font-weight-asian="normal" style:font-size-complex="12pt" style:font-weight-complex="normal"/>
    </style:style>
    <style:style style:name="P9"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68e5f" style:font-size-asian="12pt" style:font-weight-asian="normal" style:font-size-complex="12pt" style:font-weight-complex="normal"/>
    </style:style>
    <style:style style:name="P10"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a65fe" style:font-size-asian="12pt" style:font-weight-asian="normal" style:font-size-complex="12pt" style:font-weight-complex="normal"/>
    </style:style>
    <style:style style:name="P11" style:family="paragraph" style:parent-style-name="Text_20_body">
      <style:paragraph-properties fo:margin-left="0cm" fo:margin-right="0cm" fo:margin-top="0.132cm" fo:margin-bottom="0.247cm" style:contextual-spacing="false" fo:line-height="100%"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a65fe" style:font-size-asian="12pt" style:font-weight-asian="normal" style:font-size-complex="12pt" style:font-weight-complex="normal"/>
    </style:style>
    <style:style style:name="P12" style:family="paragraph" style:parent-style-name="Heading_20_3">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15.6999998092651pt" fo:letter-spacing="normal" fo:font-style="normal" style:text-underline-style="solid" style:text-underline-width="auto" style:text-underline-color="font-color" fo:font-weight="normal" style:font-size-asian="15.6999998092651pt" style:font-weight-asian="bold" style:font-size-complex="15.6999998092651pt" style:font-weight-complex="bold"/>
    </style:style>
    <style:style style:name="P13" style:family="paragraph" style:parent-style-name="Text_20_body">
      <style:paragraph-properties fo:margin-left="0cm" fo:margin-right="0cm" fo:text-align="justify" style:justify-single-word="false" fo:orphans="2" fo:widows="2" fo:text-indent="0cm" style:auto-text-indent="false"/>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paragraph-rsid="0014134e"/>
    </style:style>
    <style:style style:name="P15" style:family="paragraph" style:parent-style-name="Text_20_body">
      <style:paragraph-properties fo:margin-left="0cm" fo:margin-right="0cm" fo:text-align="justify" style:justify-single-word="false" fo:orphans="2" fo:widows="2" fo:text-indent="0cm" style:auto-text-indent="false"/>
      <style:text-properties officeooo:paragraph-rsid="001cdac0"/>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bold" officeooo:paragraph-rsid="001cdac0" style:font-weight-asian="bold" style:font-weight-complex="bold"/>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23b8ea"/>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normal"/>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style:text-underline-style="solid" style:text-underline-width="auto" style:text-underline-color="font-color" fo:font-weight="normal" officeooo:paragraph-rsid="001cdac0"/>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inter-regular" fo:font-size="12pt"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style:font-name="Liberation Serif"/>
    </style:style>
    <style:style style:name="P2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fo:font-weight="normal"/>
    </style:style>
    <style:style style:name="P24" style:family="paragraph" style:parent-style-name="Heading_20_3">
      <style:paragraph-properties fo:margin-left="0cm" fo:margin-right="0cm" fo:text-align="justify" style:justify-single-word="false" fo:orphans="2" fo:widows="2" fo:text-indent="0cm" style:auto-text-indent="false"/>
      <style:text-properties fo:color="#610b4b" loext:opacity="100%" style:font-name="erdana" fo:font-size="15.6999998092651pt" fo:font-weight="normal" style:font-size-asian="15.6999998092651pt" style:font-weight-asian="normal" style:font-size-complex="15.6999998092651pt" style:font-weight-complex="normal"/>
    </style:style>
    <style:style style:name="P25" style:family="paragraph" style:parent-style-name="Standard">
      <style:text-properties officeooo:paragraph-rsid="001a65fe"/>
    </style:style>
    <style:style style:name="P26" style:family="paragraph" style:parent-style-name="Standard">
      <style:text-properties officeooo:paragraph-rsid="001ab2c9"/>
    </style:style>
    <style:style style:name="P27" style:family="paragraph" style:parent-style-name="Standard">
      <style:text-properties officeooo:rsid="001cdac0" officeooo:paragraph-rsid="001cdac0"/>
    </style:style>
    <style:style style:name="P28" style:family="paragraph" style:parent-style-name="Standard">
      <style:text-properties fo:font-weight="bold" officeooo:rsid="001cdac0" officeooo:paragraph-rsid="001cdac0" style:font-weight-asian="bold" style:font-weight-complex="bold"/>
    </style:style>
    <style:style style:name="P29" style:family="paragraph" style:parent-style-name="Standard">
      <style:text-properties fo:color="#000000" loext:opacity="100%" style:font-name="Liberation Serif" officeooo:rsid="001cdac0" officeooo:paragraph-rsid="001cdac0"/>
    </style:style>
    <style:style style:name="P30" style:family="paragraph" style:parent-style-name="Standard">
      <style:text-properties fo:color="#000000" loext:opacity="100%" officeooo:paragraph-rsid="0023b8ea"/>
    </style:style>
    <style:style style:name="P31" style:family="paragraph" style:parent-style-name="Standard">
      <style:text-properties fo:font-variant="normal" fo:text-transform="none" fo:color="#333333" loext:opacity="100%" style:font-name="inter-regular" fo:font-size="12pt" fo:letter-spacing="normal" fo:font-style="normal" fo:font-weight="normal" officeooo:rsid="001cdac0" officeooo:paragraph-rsid="001cdac0"/>
    </style:style>
    <style:style style:name="P32" style:family="paragraph" style:parent-style-name="Standard">
      <style:text-properties fo:font-variant="normal" fo:text-transform="none" fo:color="#000000" loext:opacity="100%" style:font-name="Liberation Serif" fo:font-size="12pt" fo:letter-spacing="normal" fo:font-style="normal" fo:font-weight="normal" officeooo:rsid="001cdac0" officeooo:paragraph-rsid="001cdac0"/>
    </style:style>
    <style:style style:name="P33" style:family="paragraph" style:parent-style-name="Standard">
      <style:text-properties fo:font-variant="normal" fo:text-transform="none" fo:color="#000000" loext:opacity="100%" style:font-name="Liberation Serif" fo:font-size="12pt" fo:letter-spacing="normal" fo:font-style="normal" fo:font-weight="normal" officeooo:rsid="001cdac0" officeooo:paragraph-rsid="001f315a"/>
    </style:style>
    <style:style style:name="P34" style:family="paragraph" style:parent-style-name="Standard">
      <style:text-properties fo:font-variant="normal" fo:text-transform="none" fo:color="#000000" loext:opacity="100%" style:font-name="Liberation Serif" fo:font-size="12pt" fo:letter-spacing="normal" fo:font-style="normal" fo:font-weight="normal" officeooo:rsid="001cdac0" officeooo:paragraph-rsid="0023b8ea"/>
    </style:style>
    <style:style style:name="P35" style:family="paragraph" style:parent-style-name="Standard">
      <style:text-properties fo:font-variant="normal" fo:text-transform="none" fo:color="#000000" loext:opacity="100%" style:font-name="Liberation Serif" fo:font-size="12pt" fo:letter-spacing="normal" fo:font-style="normal" fo:font-weight="bold" officeooo:rsid="001cdac0" officeooo:paragraph-rsid="001cdac0" style:font-weight-asian="bold" style:font-weight-complex="bold"/>
    </style:style>
    <style:style style:name="P36" style:family="paragraph" style:parent-style-name="Standard">
      <style:text-properties officeooo:paragraph-rsid="0023b8ea"/>
    </style:style>
    <style:style style:name="P37" style:family="paragraph" style:parent-style-name="Standard">
      <style:text-properties officeooo:paragraph-rsid="00246664"/>
    </style:style>
    <style:style style:name="P38" style:family="paragraph" style:parent-style-name="Standard">
      <style:text-properties fo:font-weight="normal" officeooo:paragraph-rsid="00246664" style:font-weight-asian="normal" style:font-weight-complex="normal"/>
    </style:style>
    <style:style style:name="P39" style:family="paragraph" style:parent-style-name="Standard">
      <style:text-properties officeooo:paragraph-rsid="00252569"/>
    </style:style>
    <style:style style:name="P40" style:family="paragraph" style:parent-style-name="Standard">
      <style:text-properties officeooo:paragraph-rsid="0027973e"/>
    </style:style>
    <style:style style:name="P41" style:family="paragraph" style:parent-style-name="Standard">
      <style:text-properties officeooo:paragraph-rsid="0028615f"/>
    </style:style>
    <style:style style:name="P42" style:family="paragraph" style:parent-style-name="Standard">
      <style:text-properties officeooo:paragraph-rsid="002af479"/>
    </style:style>
    <style:style style:name="P43" style:family="paragraph" style:parent-style-name="Standard">
      <style:text-properties officeooo:paragraph-rsid="002c63f7"/>
    </style:style>
    <style:style style:name="P44" style:family="paragraph" style:parent-style-name="Standard">
      <style:text-properties officeooo:paragraph-rsid="002ce6a7"/>
    </style:style>
    <style:style style:name="P45" style:family="paragraph" style:parent-style-name="Table_20_Contents">
      <style:text-properties officeooo:rsid="0014c64e" officeooo:paragraph-rsid="0014c64e"/>
    </style:style>
    <style:style style:name="P46" style:family="paragraph" style:parent-style-name="Table_20_Contents">
      <style:paragraph-properties fo:text-align="justify" style:justify-single-word="false"/>
      <style:text-properties style:font-name="Liberation Serif" fo:font-size="12pt" officeooo:rsid="00168e5f" officeooo:paragraph-rsid="00168e5f" style:font-size-asian="12pt" style:font-size-complex="12pt"/>
    </style:style>
    <style:style style:name="P47" style:family="paragraph" style:parent-style-name="Table_20_Contents">
      <style:paragraph-properties fo:text-align="justify" style:justify-single-word="false"/>
      <style:text-properties style:font-name="Liberation Serif" fo:font-size="12pt" officeooo:rsid="00168e5f" officeooo:paragraph-rsid="001cdac0" style:font-size-asian="12pt" style:font-size-complex="12pt"/>
    </style:style>
    <style:style style:name="P48" style:family="paragraph" style:parent-style-name="Table_20_Contents">
      <style:text-properties style:font-name="Liberation Serif" officeooo:rsid="001f315a" officeooo:paragraph-rsid="001f315a"/>
    </style:style>
    <style:style style:name="P49" style:family="paragraph" style:parent-style-name="Table_20_Contents">
      <style:paragraph-properties fo:text-align="justify" style:justify-single-word="false"/>
      <style:text-properties style:font-name="Liberation Serif" officeooo:rsid="002a568d" officeooo:paragraph-rsid="002a568d"/>
    </style:style>
    <style:style style:name="P50" style:family="paragraph" style:parent-style-name="Table_20_Contents">
      <style:paragraph-properties fo:text-align="justify" style:justify-single-word="false"/>
      <style:text-properties style:font-name="Liberation Serif" officeooo:rsid="002af479" officeooo:paragraph-rsid="002af479"/>
    </style:style>
    <style:style style:name="P51" style:family="paragraph" style:parent-style-name="Table_20_Contents">
      <style:text-properties officeooo:rsid="0017e02d" officeooo:paragraph-rsid="0017e02d"/>
    </style:style>
    <style:style style:name="P52" style:family="paragraph" style:parent-style-name="Table_20_Contents">
      <style:text-properties officeooo:rsid="00193d38" officeooo:paragraph-rsid="00193d38"/>
    </style:style>
    <style:style style:name="P53" style:family="paragraph" style:parent-style-name="Table_20_Contents">
      <style:text-properties officeooo:rsid="00193d38" officeooo:paragraph-rsid="001a65fe"/>
    </style:style>
    <style:style style:name="P54" style:family="paragraph" style:parent-style-name="Table_20_Contents">
      <style:text-properties officeooo:paragraph-rsid="001a65fe"/>
    </style:style>
    <style:style style:name="P55" style:family="paragraph" style:parent-style-name="Table_20_Contents">
      <style:text-properties officeooo:rsid="001a65fe" officeooo:paragraph-rsid="001a65fe"/>
    </style:style>
    <style:style style:name="P56" style:family="paragraph" style:parent-style-name="Table_20_Contents">
      <style:text-properties officeooo:rsid="001ab2c9" officeooo:paragraph-rsid="001ab2c9"/>
    </style:style>
    <style:style style:name="P57" style:family="paragraph" style:parent-style-name="Table_20_Contents">
      <style:text-properties officeooo:rsid="001cdac0" officeooo:paragraph-rsid="001cdac0"/>
    </style:style>
    <style:style style:name="P58" style:family="paragraph" style:parent-style-name="Table_20_Contents">
      <style:text-properties officeooo:rsid="001cdac0" officeooo:paragraph-rsid="001f315a"/>
    </style:style>
    <style:style style:name="P59" style:family="paragraph" style:parent-style-name="Table_20_Contents">
      <style:text-properties officeooo:rsid="001f315a" officeooo:paragraph-rsid="001f315a"/>
    </style:style>
    <style:style style:name="P60" style:family="paragraph" style:parent-style-name="Table_20_Contents">
      <style:paragraph-properties fo:text-align="justify" style:justify-single-word="false"/>
      <style:text-properties style:font-name="inter-regular" fo:font-size="12pt" officeooo:rsid="0023b8ea" officeooo:paragraph-rsid="0023b8ea"/>
    </style:style>
    <style:style style:name="P61" style:family="paragraph" style:parent-style-name="Table_20_Contents">
      <style:text-properties officeooo:rsid="0023b8ea" officeooo:paragraph-rsid="0023b8ea"/>
    </style:style>
    <style:style style:name="P62" style:family="paragraph" style:parent-style-name="Table_20_Contents">
      <style:text-properties officeooo:rsid="002664ac" officeooo:paragraph-rsid="002664ac"/>
    </style:style>
    <style:style style:name="P63" style:family="paragraph" style:parent-style-name="Table_20_Contents">
      <style:text-properties officeooo:rsid="002664ac" officeooo:paragraph-rsid="0027973e"/>
    </style:style>
    <style:style style:name="P64" style:family="paragraph" style:parent-style-name="Table_20_Contents">
      <style:text-properties officeooo:rsid="0027973e" officeooo:paragraph-rsid="0027973e"/>
    </style:style>
    <style:style style:name="P65" style:family="paragraph" style:parent-style-name="Table_20_Contents">
      <style:text-properties officeooo:rsid="0027973e" officeooo:paragraph-rsid="0028615f"/>
    </style:style>
    <style:style style:name="P66" style:family="paragraph" style:parent-style-name="Table_20_Contents">
      <style:text-properties officeooo:rsid="0028615f" officeooo:paragraph-rsid="0028615f"/>
    </style:style>
    <style:style style:name="P67" style:family="paragraph" style:parent-style-name="Table_20_Contents">
      <style:text-properties officeooo:paragraph-rsid="0028615f"/>
    </style:style>
    <style:style style:name="P68" style:family="paragraph" style:parent-style-name="Table_20_Contents">
      <style:text-properties officeooo:paragraph-rsid="002c63f7"/>
    </style:style>
    <style:style style:name="P69" style:family="paragraph" style:parent-style-name="Table_20_Contents">
      <style:text-properties officeooo:rsid="002c63f7" officeooo:paragraph-rsid="002c63f7"/>
    </style:style>
    <style:style style:name="P70" style:family="paragraph" style:parent-style-name="Table_20_Contents">
      <style:text-properties officeooo:rsid="002c63f7" officeooo:paragraph-rsid="002ce6a7"/>
    </style:style>
    <style:style style:name="P71" style:family="paragraph" style:parent-style-name="Table_20_Contents">
      <style:text-properties officeooo:paragraph-rsid="002ce6a7"/>
    </style:style>
    <style:style style:name="P72" style:family="paragraph" style:parent-style-name="Text_20_body">
      <style:text-properties fo:font-variant="normal" fo:text-transform="none" fo:color="#000000" loext:opacity="100%" style:font-name="inter-regular" fo:font-size="12pt" fo:letter-spacing="normal" fo:font-style="normal" fo:font-weight="normal" officeooo:rsid="001cdac0" officeooo:paragraph-rsid="001cdac0" loext:padding="0cm" loext:border="none"/>
    </style:style>
    <style:style style:name="P73" style:family="paragraph" style:parent-style-name="Text_20_body">
      <style:text-properties fo:font-variant="normal" fo:text-transform="none" fo:color="#000000" loext:opacity="100%" style:font-name="inter-regular" fo:font-size="12pt" fo:letter-spacing="normal" fo:font-style="normal" fo:font-weight="normal" officeooo:paragraph-rsid="001cdac0" loext:padding="0cm" loext:border="none"/>
    </style:style>
    <style:style style:name="P74" style:family="paragraph" style:parent-style-name="Text_20_body">
      <style:text-properties fo:font-variant="normal" fo:text-transform="none" fo:color="#000000" loext:opacity="100%" style:font-name="inter-regular" fo:font-size="12pt" fo:letter-spacing="normal" fo:font-style="normal" fo:font-weight="normal" officeooo:paragraph-rsid="0023b8ea" loext:padding="0cm" loext:border="none"/>
    </style:style>
    <style:style style:name="P75" style:family="paragraph" style:parent-style-name="Text_20_body">
      <style:text-properties fo:font-variant="normal" fo:text-transform="none" fo:color="#000000" loext:opacity="100%" style:font-name="inter-regular" fo:font-size="12pt" fo:letter-spacing="normal" fo:font-style="normal" fo:font-weight="normal" officeooo:paragraph-rsid="0028615f" loext:padding="0cm" loext:border="none"/>
    </style:style>
    <style:style style:name="P76" style:family="paragraph" style:parent-style-name="Text_20_body">
      <style:text-properties officeooo:paragraph-rsid="0028615f"/>
    </style:style>
    <style:style style:name="P77" style:family="paragraph" style:parent-style-name="Heading_20_3">
      <style:text-properties fo:font-variant="normal" fo:text-transform="none" fo:color="#610b4b" loext:opacity="100%" style:font-name="erdana" fo:font-size="15.75pt" fo:letter-spacing="normal" fo:font-style="normal" fo:font-weight="normal" officeooo:rsid="001cdac0" officeooo:paragraph-rsid="001cdac0"/>
    </style:style>
    <style:style style:name="P78" style:family="paragraph" style:parent-style-name="Heading_20_3">
      <style:text-properties fo:font-variant="normal" fo:text-transform="none" fo:color="#610b4b" loext:opacity="100%" style:font-name="erdana" fo:font-size="15.75pt" fo:letter-spacing="normal" fo:font-style="normal" fo:font-weight="normal" officeooo:paragraph-rsid="0023b8ea"/>
    </style:style>
    <style:style style:name="P79" style:family="paragraph" style:parent-style-name="Heading_20_3">
      <style:text-properties fo:font-variant="normal" fo:text-transform="none" fo:color="#610b4b" loext:opacity="100%" style:font-name="erdana" fo:font-size="15.75pt" fo:letter-spacing="normal" fo:font-style="normal" fo:font-weight="normal" officeooo:paragraph-rsid="0028615f"/>
    </style:style>
    <style:style style:name="P80" style:family="paragraph" style:parent-style-name="Heading_20_3">
      <style:text-properties fo:font-variant="normal" fo:text-transform="none" fo:color="#610b4b" loext:opacity="100%" style:font-name="erdana" fo:font-size="15.75pt" fo:letter-spacing="normal" fo:font-style="normal" fo:font-weight="normal" officeooo:paragraph-rsid="002af479"/>
    </style:style>
    <style:style style:name="P81" style:family="paragraph" style:parent-style-name="Heading_20_3">
      <style:text-properties fo:font-variant="normal" fo:text-transform="none" fo:color="#610b4b" loext:opacity="100%" style:font-name="erdana" fo:font-size="15.75pt" fo:letter-spacing="normal" fo:font-style="normal" fo:font-weight="normal" officeooo:paragraph-rsid="002c63f7"/>
    </style:style>
    <style:style style:name="P82" style:family="paragraph" style:parent-style-name="Heading_20_3">
      <style:text-properties fo:font-variant="normal" fo:text-transform="none" fo:color="#610b4b" loext:opacity="100%" style:font-name="erdana" fo:font-size="15.75pt" fo:letter-spacing="normal" fo:font-style="normal" fo:font-weight="normal" officeooo:paragraph-rsid="002ce6a7"/>
    </style:style>
    <style:style style:name="P83" style:family="paragraph" style:parent-style-name="Heading_20_3">
      <style:text-properties fo:font-variant="normal" fo:text-transform="none" fo:color="#610b4b" loext:opacity="100%" style:font-name="erdana" fo:font-size="15.75pt" fo:letter-spacing="normal" fo:font-style="normal" style:text-underline-style="solid" style:text-underline-width="auto" style:text-underline-color="font-color" fo:font-weight="normal" officeooo:rsid="001cdac0" officeooo:paragraph-rsid="001cdac0"/>
    </style:style>
    <style:style style:name="P84" style:family="paragraph" style:parent-style-name="Heading_20_3">
      <style:text-properties fo:font-variant="normal" fo:text-transform="none" fo:color="#610b4b" loext:opacity="100%" style:font-name="erdana" fo:font-size="15.75pt" fo:letter-spacing="normal" fo:font-style="normal" style:text-underline-style="solid" style:text-underline-width="auto" style:text-underline-color="font-color" fo:font-weight="normal" officeooo:paragraph-rsid="0023b8ea"/>
    </style:style>
    <style:style style:name="P85" style:family="paragraph" style:parent-style-name="Heading_20_3">
      <style:text-properties fo:font-variant="normal" fo:text-transform="none" fo:color="#610b4b" loext:opacity="100%" style:font-name="erdana" fo:font-size="15.75pt" fo:letter-spacing="normal" fo:font-style="normal" style:text-underline-style="solid" style:text-underline-width="auto" style:text-underline-color="font-color" fo:font-weight="normal" officeooo:paragraph-rsid="0028615f"/>
    </style:style>
    <style:style style:name="P86" style:family="paragraph" style:parent-style-name="Standard">
      <style:text-properties fo:font-variant="normal" fo:text-transform="none" fo:color="#333333" loext:opacity="100%" style:font-name="inter-regular" fo:font-size="12pt" fo:letter-spacing="normal" fo:font-style="normal" fo:font-weight="normal" officeooo:paragraph-rsid="0023b8ea"/>
    </style:style>
    <style:style style:name="P87" style:family="paragraph" style:parent-style-name="Standard">
      <style:text-properties fo:font-weight="normal" officeooo:paragraph-rsid="00246664" style:font-weight-asian="normal" style:font-weight-complex="normal"/>
    </style:style>
    <style:style style:name="P88" style:family="paragraph" style:parent-style-name="Heading_20_3">
      <style:text-properties fo:font-variant="normal" fo:text-transform="none" fo:color="#610b4b" loext:opacity="100%" style:font-name="erdana" fo:font-size="15.75pt" fo:letter-spacing="normal" fo:font-style="normal" fo:font-weight="normal" officeooo:paragraph-rsid="00246664"/>
    </style:style>
    <style:style style:name="P89" style:family="paragraph" style:parent-style-name="Heading_20_3">
      <style:text-properties fo:font-variant="normal" fo:text-transform="none" fo:color="#610b4b" loext:opacity="100%" style:font-name="erdana" fo:font-size="15.75pt" fo:letter-spacing="normal" fo:font-style="normal" fo:font-weight="normal" officeooo:paragraph-rsid="0023b8ea"/>
    </style:style>
    <style:style style:name="P90" style:family="paragraph" style:parent-style-name="Heading_20_1" style:list-style-name="L2">
      <style:text-properties fo:font-variant="normal" fo:text-transform="none" fo:color="#610b38" loext:opacity="100%" style:font-name="erdana" fo:font-size="21.75pt" fo:letter-spacing="normal" fo:font-style="normal" fo:font-weight="normal" officeooo:paragraph-rsid="001a65fe"/>
    </style:style>
    <style:style style:name="P91" style:family="paragraph" style:parent-style-name="Heading_20_1" style:list-style-name="L4">
      <style:text-properties fo:font-variant="normal" fo:text-transform="none" fo:color="#610b38" loext:opacity="100%" style:font-name="erdana" fo:font-size="21.75pt" fo:letter-spacing="normal" fo:font-style="normal" fo:font-weight="normal" officeooo:paragraph-rsid="0023b8ea"/>
    </style:style>
    <style:style style:name="P92" style:family="paragraph" style:parent-style-name="Heading_20_1" style:list-style-name="L5">
      <style:text-properties fo:font-variant="normal" fo:text-transform="none" fo:color="#610b38" loext:opacity="100%" style:font-name="erdana" fo:font-size="21.75pt" fo:letter-spacing="normal" fo:font-style="normal" fo:font-weight="normal" officeooo:paragraph-rsid="0028615f"/>
    </style:style>
    <style:style style:name="P93" style:family="paragraph" style:parent-style-name="Heading_20_1" style:list-style-name="L3">
      <style:text-properties fo:font-variant="normal" fo:text-transform="none" fo:color="#610b38" loext:opacity="100%" style:font-name="erdana" fo:font-size="21.7000007629395pt" fo:letter-spacing="normal" fo:font-style="normal" fo:font-weight="normal" officeooo:rsid="001cdac0" officeooo:paragraph-rsid="001cdac0" style:font-size-asian="21.7000007629395pt" style:font-size-complex="21.7000007629395pt"/>
    </style:style>
    <style:style style:name="P94" style:family="paragraph" style:parent-style-name="Heading_20_1">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style:style>
    <style:style style:name="P95" style:family="paragraph" style:parent-style-name="Heading_20_1" style:list-style-name="L1">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style:style>
    <style:style style:name="P9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style:style>
    <style:style style:name="P9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2664ac"/>
    </style:style>
    <style:style style:name="P9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27973e"/>
    </style:style>
    <style:style style:name="P9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2a568d"/>
    </style:style>
    <style:style style:name="P10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2af479"/>
    </style:style>
    <style:style style:name="P10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102"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officeooo:paragraph-rsid="002e63c6"/>
    </style:style>
    <style:style style:name="P103" style:family="paragraph" style:parent-style-name="Text_20_body">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333333" loext:opacity="100%" style:font-name="sans-serif" fo:font-size="11.25pt" fo:letter-spacing="normal" fo:font-style="normal" fo:font-weight="bold" officeooo:paragraph-rsid="0014134e" style:font-weight-asian="bold" style:font-weight-complex="bold"/>
    </style:style>
    <style:style style:name="P104" style:family="paragraph" style:parent-style-name="Text_20_body" style:list-style-name="L6">
      <style:paragraph-properties fo:margin-top="0.106cm" fo:margin-bottom="0.247cm" style:contextual-spacing="false" style:line-height-at-least="0.661cm" fo:text-align="justify" style:justify-single-word="false" fo:orphans="2" fo:widows="2"/>
    </style:style>
    <style:style style:name="T1" style:family="text">
      <style:text-properties officeooo:rsid="0014134e"/>
    </style:style>
    <style:style style:name="T2" style:family="text">
      <style:text-properties fo:font-variant="normal" fo:text-transform="none" fo:color="#333333" loext:opacity="100%" style:font-name="inter-regular" fo:font-size="12pt" fo:letter-spacing="normal" fo:font-style="normal" fo:font-weight="normal"/>
    </style:style>
    <style:style style:name="T3" style:family="text">
      <style:text-properties fo:font-variant="normal" fo:text-transform="none" fo:color="#333333" loext:opacity="100%" style:font-name="inter-regular" fo:font-size="12pt" fo:letter-spacing="normal" fo:font-style="normal" fo:font-weight="normal" officeooo:rsid="0023b8ea"/>
    </style:style>
    <style:style style:name="T4" style:family="text">
      <style:text-properties fo:font-variant="normal" fo:text-transform="none" fo:color="#333333" loext:opacity="100%" style:font-name="inter-regular" fo:font-size="12pt" fo:letter-spacing="normal" fo:font-style="normal" fo:font-weight="normal" officeooo:rsid="0028615f"/>
    </style:style>
    <style:style style:name="T5" style:family="text">
      <style:text-properties fo:font-variant="normal" fo:text-transform="none" fo:color="#333333" loext:opacity="100%" style:font-name="inter-regular" fo:font-size="12pt" fo:letter-spacing="normal" fo:font-style="normal" fo:font-weight="normal" officeooo:rsid="002a568d"/>
    </style:style>
    <style:style style:name="T6" style:family="text">
      <style:text-properties fo:font-variant="normal" fo:text-transform="none" fo:color="#333333" loext:opacity="100%" style:font-name="inter-regular" fo:font-size="12pt" fo:letter-spacing="normal" fo:font-style="normal" fo:font-weight="normal" officeooo:rsid="002c63f7"/>
    </style:style>
    <style:style style:name="T7" style:family="text">
      <style:text-properties fo:font-variant="normal" fo:text-transform="none" fo:color="#333333" loext:opacity="100%" style:font-name="inter-regular" fo:font-size="12pt" fo:letter-spacing="normal" fo:font-style="normal" fo:font-weight="normal" officeooo:rsid="002ce6a7"/>
    </style:style>
    <style:style style:name="T8" style:family="text">
      <style:text-properties fo:font-variant="normal" fo:text-transform="none" fo:color="#333333" loext:opacity="100%" style:font-name="inter-regular" fo:font-size="12pt" fo:letter-spacing="normal" fo:font-style="normal" fo:font-weight="bold" style:font-weight-asian="bold" style:font-weight-complex="bold"/>
    </style:style>
    <style:style style:name="T9" style:family="text">
      <style:text-properties fo:font-variant="normal" fo:text-transform="none" fo:color="#333333" loext:opacity="100%" style:font-name="inter-regular" fo:letter-spacing="normal" fo:font-style="normal"/>
    </style:style>
    <style:style style:name="T10" style:family="text">
      <style:text-properties fo:font-variant="normal" fo:text-transform="none" fo:color="#333333" loext:opacity="100%" style:font-name="inter-regular" fo:letter-spacing="normal" fo:font-style="normal" officeooo:rsid="001a65fe"/>
    </style:style>
    <style:style style:name="T11" style:family="text">
      <style:text-properties fo:font-variant="normal" fo:text-transform="none" fo:color="#333333" loext:opacity="100%" style:font-name="inter-regular" fo:letter-spacing="normal" fo:font-style="normal" fo:font-weight="bold" style:font-weight-asian="bold" style:font-weight-complex="bold"/>
    </style:style>
    <style:style style:name="T12" style:family="text">
      <style:text-properties fo:font-variant="normal" fo:text-transform="none" fo:color="#333333" loext:opacity="100%" style:font-name="inter-bold" fo:font-size="12pt" fo:letter-spacing="normal" fo:font-style="normal" fo:font-weight="normal"/>
    </style:style>
    <style:style style:name="T13" style:family="text">
      <style:text-properties fo:font-variant="normal" fo:text-transform="none" fo:color="#333333" loext:opacity="100%" style:font-name="inter-bold" fo:font-size="12pt" fo:letter-spacing="normal" fo:font-style="normal" fo:font-weight="normal" style:font-weight-asian="bold" style:font-weight-complex="bold"/>
    </style:style>
    <style:style style:name="T14" style:family="text">
      <style:text-properties fo:font-variant="normal" fo:text-transform="none" fo:color="#333333" loext:opacity="100%" style:font-name="inter-bold" fo:font-size="12pt" fo:letter-spacing="normal" fo:font-style="normal" fo:font-weight="bold"/>
    </style:style>
    <style:style style:name="T15" style:family="text">
      <style:text-properties fo:font-variant="normal" fo:text-transform="none" fo:color="#333333" loext:opacity="100%" style:font-name="inter-bold" fo:font-size="12pt" fo:letter-spacing="normal" fo:font-style="normal" fo:font-weight="bold" style:font-weight-asian="bold" style:font-weight-complex="bold"/>
    </style:style>
    <style:style style:name="T16" style:family="text">
      <style:text-properties fo:font-variant="normal" fo:text-transform="none" fo:color="#333333" loext:opacity="100%" style:font-name="inter-bold" fo:font-size="12pt" fo:letter-spacing="normal" fo:font-style="normal" fo:font-weight="bold" officeooo:rsid="0027973e"/>
    </style:style>
    <style:style style:name="T17" style:family="text">
      <style:text-properties fo:font-variant="normal" fo:text-transform="none" fo:color="#333333" loext:opacity="100%" style:font-name="inter-bold" fo:font-size="12pt" fo:letter-spacing="normal" fo:font-style="normal" fo:font-weight="bold" officeooo:rsid="0028615f"/>
    </style:style>
    <style:style style:name="T18" style:family="text">
      <style:text-properties fo:font-variant="normal" fo:text-transform="none" fo:color="#333333" loext:opacity="100%" style:font-name="inter-bold" fo:font-size="12pt" fo:letter-spacing="normal" fo:font-style="normal" fo:font-weight="bold" officeooo:rsid="002c63f7"/>
    </style:style>
    <style:style style:name="T19" style:family="text">
      <style:text-properties fo:font-variant="normal" fo:text-transform="none" fo:color="#333333" loext:opacity="100%" style:font-name="inter-bold" fo:font-size="12pt" fo:letter-spacing="normal" fo:font-style="normal" fo:font-weight="bold" officeooo:rsid="002ce6a7"/>
    </style:style>
    <style:style style:name="T20" style:family="text">
      <style:text-properties fo:font-variant="normal" fo:text-transform="none" fo:color="#333333" loext:opacity="100%" style:font-name="inter-bold" fo:letter-spacing="normal" fo:font-style="normal" fo:font-weight="normal"/>
    </style:style>
    <style:style style:name="T21" style:family="text">
      <style:text-properties fo:font-variant="normal" fo:text-transform="none" fo:color="#333333" loext:opacity="100%" style:font-name="inter-bold" fo:letter-spacing="normal" fo:font-style="normal" fo:font-weight="bold" style:font-weight-asian="bold" style:font-weight-complex="bold"/>
    </style:style>
    <style:style style:name="T22" style:family="text">
      <style:text-properties fo:font-variant="normal" fo:text-transform="none" fo:color="#333333" loext:opacity="100%" fo:font-size="12pt" fo:letter-spacing="normal" fo:font-style="normal" fo:font-weight="normal"/>
    </style:style>
    <style:style style:name="T23" style:family="text">
      <style:text-properties fo:font-variant="normal" fo:text-transform="none" fo:color="#006699" loext:opacity="100%" style:font-name="erdana" fo:font-size="12pt" fo:letter-spacing="normal" fo:font-style="normal" fo:font-weight="bold" style:font-size-asian="12pt" style:font-size-complex="12pt" loext:padding="0cm" loext:border="none"/>
    </style:style>
    <style:style style:name="T24" style:family="text">
      <style:text-properties fo:font-variant="normal" fo:text-transform="none" fo:color="#006699" loext:opacity="100%" style:font-name="inter-regular" fo:font-size="12pt" fo:letter-spacing="normal" fo:font-style="normal" fo:font-weight="bold" loext:padding="0cm" loext:border="none"/>
    </style:style>
    <style:style style:name="T25" style:family="text">
      <style:text-properties fo:font-variant="normal" fo:text-transform="none" fo:color="#000000" loext:opacity="100%" style:font-name="erdana" fo:font-size="12pt" fo:letter-spacing="normal" fo:font-style="normal" fo:font-weight="normal" style:font-size-asian="12pt" style:font-size-complex="12pt" loext:padding="0cm" loext:border="none"/>
    </style:style>
    <style:style style:name="T26" style:family="text">
      <style:text-properties fo:font-variant="normal" fo:text-transform="none" fo:color="#000000" loext:opacity="100%" style:font-name="inter-regular" fo:font-size="12pt" fo:letter-spacing="normal" fo:font-style="normal" fo:font-weight="normal"/>
    </style:style>
    <style:style style:name="T27" style:family="text">
      <style:text-properties fo:font-variant="normal" fo:text-transform="none" fo:color="#000000" loext:opacity="100%" style:font-name="inter-regular" fo:font-size="12pt" fo:letter-spacing="normal" fo:font-style="normal" fo:font-weight="normal" loext:padding="0cm" loext:border="none"/>
    </style:style>
    <style:style style:name="T28"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29"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30" style:family="text">
      <style:text-properties fo:font-variant="normal" fo:text-transform="none" fo:color="#000000" loext:opacity="100%" style:text-line-through-style="none" style:text-line-through-type="none" style:font-name="inter-bold" fo:font-size="12pt" fo:letter-spacing="normal" fo:font-style="normal" style:text-underline-style="none" fo:font-weight="bold" style:font-size-asian="12pt" style:font-size-complex="12pt"/>
    </style:style>
    <style:style style:name="T31" style:family="text">
      <style:text-properties fo:font-variant="normal" fo:text-transform="none" fo:color="#000000" loext:opacity="100%" style:text-line-through-style="none" style:text-line-through-type="none" style:font-name="erdana" fo:font-size="12pt" fo:letter-spacing="normal" fo:font-style="normal" style:text-underline-style="none" fo:font-weight="normal" style:font-size-asian="12pt" style:font-weight-asian="bold" style:font-size-complex="12pt" style:font-weight-complex="bold"/>
    </style:style>
    <style:style style:name="T32" style:family="text">
      <style:text-properties fo:font-variant="normal" fo:text-transform="none" fo:color="#000000" loext:opacity="100%" style:font-name="inter-bold" fo:font-size="12pt" fo:letter-spacing="normal" fo:font-style="normal" fo:font-weight="normal"/>
    </style:style>
    <style:style style:name="T33" style:family="text">
      <style:text-properties fo:font-variant="normal" fo:text-transform="none" fo:color="#000000" loext:opacity="100%" style:font-name="inter-bold" fo:font-size="12pt" fo:letter-spacing="normal" fo:font-style="normal" fo:font-weight="normal" officeooo:rsid="00246664"/>
    </style:style>
    <style:style style:name="T34" style:family="text">
      <style:text-properties fo:font-variant="normal" fo:text-transform="none" fo:color="#000000" loext:opacity="100%" style:font-name="inter-bold" fo:font-size="12pt" fo:letter-spacing="normal" fo:font-style="normal" fo:font-weight="bold"/>
    </style:style>
    <style:style style:name="T35" style:family="text">
      <style:text-properties fo:font-variant="normal" fo:text-transform="none" fo:color="#000000" loext:opacity="100%" style:font-name="inter-bold" fo:font-size="12pt" fo:letter-spacing="normal" fo:font-style="normal" fo:font-weight="bold" style:font-weight-asian="bold" style:font-weight-complex="bold"/>
    </style:style>
    <style:style style:name="T36" style:family="text">
      <style:text-properties fo:font-variant="normal" fo:text-transform="none" fo:color="#000000" loext:opacity="100%" fo:font-size="12pt" fo:letter-spacing="normal" fo:font-style="normal" fo:font-weight="normal"/>
    </style:style>
    <style:style style:name="T37" style:family="text">
      <style:text-properties fo:font-variant="normal" fo:text-transform="none" fo:letter-spacing="normal" fo:font-style="normal"/>
    </style:style>
    <style:style style:name="T38" style:family="text">
      <style:text-properties fo:font-variant="normal" fo:text-transform="none" fo:letter-spacing="normal" fo:font-style="normal" officeooo:rsid="001cdac0"/>
    </style:style>
    <style:style style:name="T39" style:family="text">
      <style:text-properties fo:font-variant="normal" fo:text-transform="none" fo:letter-spacing="normal" fo:font-style="normal" officeooo:rsid="002a568d"/>
    </style:style>
    <style:style style:name="T40" style:family="text">
      <style:text-properties fo:font-variant="normal" fo:text-transform="none" fo:font-size="12pt" fo:letter-spacing="normal" fo:font-style="normal" fo:font-weight="normal"/>
    </style:style>
    <style:style style:name="T41" style:family="text">
      <style:text-properties fo:color="#333333" loext:opacity="100%"/>
    </style:style>
    <style:style style:name="T42" style:family="text">
      <style:text-properties fo:color="#333333" loext:opacity="100%" style:font-name="inter-bold" fo:font-weight="normal"/>
    </style:style>
    <style:style style:name="T43" style:family="text">
      <style:text-properties fo:color="#333333" loext:opacity="100%" style:font-name="inter-bold" fo:font-weight="bold" style:font-weight-asian="bold" style:font-weight-complex="bold"/>
    </style:style>
    <style:style style:name="T44" style:family="text">
      <style:text-properties fo:color="#333333" loext:opacity="100%" style:font-name="inter-bold" fo:font-weight="bold" style:font-style-asian="normal" style:font-weight-asian="bold" style:font-style-complex="normal" style:font-weight-complex="bold"/>
    </style:style>
    <style:style style:name="T45" style:family="text">
      <style:text-properties fo:color="#333333" loext:opacity="100%" style:font-name="inter-bold" fo:font-size="12pt" fo:font-weight="bold"/>
    </style:style>
    <style:style style:name="T46" style:family="text">
      <style:text-properties fo:color="#333333" loext:opacity="100%" fo:font-weight="bold" style:font-weight-asian="bold" style:font-weight-complex="bold"/>
    </style:style>
    <style:style style:name="T47" style:family="text">
      <style:text-properties fo:color="#333333" loext:opacity="100%" style:font-name="inter-regular"/>
    </style:style>
    <style:style style:name="T48" style:family="text">
      <style:text-properties fo:color="#333333" loext:opacity="100%" style:font-name="inter-regular" fo:font-size="12pt"/>
    </style:style>
    <style:style style:name="T49" style:family="text">
      <style:text-properties fo:color="#333333" loext:opacity="100%" style:font-name="inter-regular" fo:font-size="12pt" officeooo:rsid="002e63c6"/>
    </style:style>
    <style:style style:name="T50" style:family="text">
      <style:text-properties fo:color="#006699" loext:opacity="100%" fo:font-weight="bold"/>
    </style:style>
    <style:style style:name="T51" style:family="text">
      <style:text-properties fo:color="#006699" loext:opacity="100%" fo:font-weight="bold" officeooo:rsid="001cdac0"/>
    </style:style>
    <style:style style:name="T52" style:family="text">
      <style:text-properties officeooo:rsid="001cdac0"/>
    </style:style>
    <style:style style:name="T53" style:family="text">
      <style:text-properties fo:color="#ff1493" loext:opacity="100%"/>
    </style:style>
    <style:style style:name="T54" style:family="text">
      <style:text-properties fo:color="#ff1493" loext:opacity="100%" officeooo:rsid="001cdac0"/>
    </style:style>
    <style:style style:name="T55" style:family="text">
      <style:text-properties fo:font-weight="bold" style:font-weight-asian="bold" style:font-weight-complex="bold"/>
    </style:style>
    <style:style style:name="T56" style:family="text">
      <style:text-properties fo:color="#000000" loext:opacity="100%"/>
    </style:style>
    <style:style style:name="T57" style:family="text">
      <style:text-properties fo:color="#000000" loext:opacity="100%" officeooo:rsid="00252569"/>
    </style:style>
    <style:style style:name="T58" style:family="text">
      <style:text-properties officeooo:rsid="00246664"/>
    </style:style>
    <style:style style:name="T59" style:family="text">
      <style:text-properties officeooo:rsid="00252569"/>
    </style:style>
    <style:style style:name="T60" style:family="text">
      <style:text-properties fo:color="#808080" loext:opacity="100%"/>
    </style:style>
    <style:style style:name="T61" style:family="text">
      <style:text-properties officeooo:rsid="0027973e"/>
    </style:style>
    <style:style style:name="T62" style:family="text">
      <style:text-properties officeooo:rsid="002861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text:span text:style-name="T1">AGREEGATE </text:span><text:s/><text:span text:style-name="T1">FUNCTION</text:span></text:h>
      <text:p text:style-name="P102"><text:span text:style-name="T48">-&gt;</text:span><text:span text:style-name="T49">A</text:span><text:span text:style-name="T48">ggregate function </text:span><text:span text:style-name="T49">performs a calculation on a set of values and return a single value.</text:span></text:p>
      <text:list xml:id="list1052957195" text:style-name="L1">
        <text:list-item>
          <text:h text:style-name="P95" text:outline-level="1">SQL Server MIN Function</text:h>
        </text:list-item>
      </text:list>
      <text:p text:style-name="P14"><text:span text:style-name="T2">The MIN() function in SQL Server is a type of aggregate function. It is used to </text:span><text:span text:style-name="Strong_20_Emphasis"><text:span text:style-name="T14">get the minimum or smallest value </text:span></text:span><text:span text:style-name="T2">of a specified column or expression.</text:span></text:p>
      <text:p text:style-name="P14"><text:span text:style-name="T23">SELECT</text:span><text:span text:style-name="T25"> </text:span><text:span text:style-name="T23">MIN </text:span><text:span text:style-name="T25">( </text:span><text:span text:style-name="T23">DISTINCT </text:span><text:span text:style-name="T25">aggregate_expression) </text:span><text:span text:style-name="T24">FROM </text:span><text:span text:style-name="T27">table_name(s) </text:span></text:p>
      <text:p text:style-name="P14"><text:span text:style-name="T27">[</text:span><text:span text:style-name="T24">WHERE </text:span><text:span text:style-name="T27">conditions];</text:span></text:p>
      <text:p text:style-name="P1"><text:span text:style-name="Strong_20_Emphasis"><text:span text:style-name="T14">DISTINCT:</text:span></text:span><text:span text:style-name="T2">It returns the lowest of the unique values in the expression. However, it does not affect the MIN() function and produces the same result without using this keyword.</text:span></text:p>
      <text:p text:style-name="P6">NOTE: The MIN() function ignores NULL values.</text:p>
      <text:p text:style-name="P6"/>
      <text:p text:style-name="P6">CREATE TABLE Product1(Id int PRIMARY KEY IDENTITY,Region VARCHAR(50),Product VARCHAR(50),Year INT,Quantity INT,Price INT); <text:s text:c="3"/></text:p>
      <text:p text:style-name="P6"/>
      <text:p text:style-name="P6">INSERT INTO Product1('East','Computer',2020,130,50000),</text:p>
      <text:p text:style-name="P6">('South','Computer',2020,450,35000),</text:p>
      <text:p text:style-name="P6">('North','Computer',2020,250,40000),</text:p>
      <text:p text:style-name="P6">('East','Hard Disk',2020,190,5500),</text:p>
      <text:p text:style-name="P6">('West','Computer',2021,250,45000),</text:p>
      <text:p text:style-name="P6">('South','Hard Disk',2021,550,4400),</text:p>
      <text:p text:style-name="P6">('West','Hard Disk',2021,650,7500),</text:p>
      <text:p text:style-name="P6">('East','Pen Drive',2021,120,800),</text:p>
      <text:p text:style-name="P6">('North','Mouse',2019,160,1500,</text:p>
      <text:p text:style-name="P6">('South','Pen Drive',2019,270,750),</text:p>
      <text:p text:style-name="P6">('East','Mouse',2019,2000,1200),</text:p>
      <text:p text:style-name="P6">('West','PenDrive',2019,190,650);</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797356482352">
          <table:table-cell table:style-name="Table1.A1" office:value-type="string">
            <text:p text:style-name="P45">Id</text:p>
          </table:table-cell>
          <table:table-cell table:style-name="Table1.A1" office:value-type="string">
            <text:p text:style-name="P45">Region</text:p>
          </table:table-cell>
          <table:table-cell table:style-name="Table1.A1" office:value-type="string">
            <text:p text:style-name="P45">Product</text:p>
          </table:table-cell>
          <table:table-cell table:style-name="Table1.A1" office:value-type="string">
            <text:p text:style-name="P45">Year</text:p>
          </table:table-cell>
          <table:table-cell table:style-name="Table1.A1" office:value-type="string">
            <text:p text:style-name="P45">Quantity</text:p>
          </table:table-cell>
          <table:table-cell table:style-name="Table1.A1" office:value-type="string">
            <text:p text:style-name="P45">Price</text:p>
          </table:table-cell>
        </table:table-row>
        <table:table-row table:style-name="TableLine797204670416">
          <table:table-cell table:style-name="Table1.A1" office:value-type="string">
            <text:p text:style-name="Table_20_Contents">1</text:p>
          </table:table-cell>
          <table:table-cell table:style-name="Table1.A1" office:value-type="string">
            <text:p text:style-name="Table_20_Contents">East</text:p>
          </table:table-cell>
          <table:table-cell table:style-name="Table1.A1" office:value-type="string">
            <text:p text:style-name="Table_20_Contents">Computer</text:p>
          </table:table-cell>
          <table:table-cell table:style-name="Table1.A1" office:value-type="string">
            <text:p text:style-name="Table_20_Contents">2020</text:p>
          </table:table-cell>
          <table:table-cell table:style-name="Table1.A1" office:value-type="string">
            <text:p text:style-name="Table_20_Contents">130</text:p>
          </table:table-cell>
          <table:table-cell table:style-name="Table1.A1" office:value-type="string">
            <text:p text:style-name="Table_20_Contents">50000</text:p>
          </table:table-cell>
        </table:table-row>
        <text:soft-page-break/>
        <table:table-row table:style-name="TableLine797204670688">
          <table:table-cell table:style-name="Table1.A1" office:value-type="string">
            <text:p text:style-name="Table_20_Contents">2</text:p>
          </table:table-cell>
          <table:table-cell table:style-name="Table1.A1" office:value-type="string">
            <text:p text:style-name="Table_20_Contents">South</text:p>
          </table:table-cell>
          <table:table-cell table:style-name="Table1.A1" office:value-type="string">
            <text:p text:style-name="Table_20_Contents">Computer</text:p>
          </table:table-cell>
          <table:table-cell table:style-name="Table1.A1" office:value-type="string">
            <text:p text:style-name="Table_20_Contents">2020</text:p>
          </table:table-cell>
          <table:table-cell table:style-name="Table1.A1" office:value-type="string">
            <text:p text:style-name="Table_20_Contents">450</text:p>
          </table:table-cell>
          <table:table-cell table:style-name="Table1.A1" office:value-type="string">
            <text:p text:style-name="Table_20_Contents">35000</text:p>
          </table:table-cell>
        </table:table-row>
        <table:table-row table:style-name="TableLine797204687008">
          <table:table-cell table:style-name="Table1.A1" office:value-type="string">
            <text:p text:style-name="Table_20_Contents">3</text:p>
          </table:table-cell>
          <table:table-cell table:style-name="Table1.A1" office:value-type="string">
            <text:p text:style-name="Table_20_Contents">North</text:p>
          </table:table-cell>
          <table:table-cell table:style-name="Table1.A1" office:value-type="string">
            <text:p text:style-name="Table_20_Contents">Computer</text:p>
          </table:table-cell>
          <table:table-cell table:style-name="Table1.A1" office:value-type="string">
            <text:p text:style-name="Table_20_Contents">2020</text:p>
          </table:table-cell>
          <table:table-cell table:style-name="Table1.A1" office:value-type="string">
            <text:p text:style-name="Table_20_Contents">250</text:p>
          </table:table-cell>
          <table:table-cell table:style-name="Table1.A1" office:value-type="string">
            <text:p text:style-name="Table_20_Contents">40000</text:p>
          </table:table-cell>
        </table:table-row>
        <table:table-row table:style-name="TableLine797204495520">
          <table:table-cell table:style-name="Table1.A1" office:value-type="string">
            <text:p text:style-name="Table_20_Contents">4</text:p>
          </table:table-cell>
          <table:table-cell table:style-name="Table1.A1" office:value-type="string">
            <text:p text:style-name="Table_20_Contents">East</text:p>
          </table:table-cell>
          <table:table-cell table:style-name="Table1.A1" office:value-type="string">
            <text:p text:style-name="Table_20_Contents">Hard Disk</text:p>
          </table:table-cell>
          <table:table-cell table:style-name="Table1.A1" office:value-type="string">
            <text:p text:style-name="Table_20_Contents">2020</text:p>
          </table:table-cell>
          <table:table-cell table:style-name="Table1.A1" office:value-type="string">
            <text:p text:style-name="Table_20_Contents">190</text:p>
          </table:table-cell>
          <table:table-cell table:style-name="Table1.A1" office:value-type="string">
            <text:p text:style-name="Table_20_Contents">5500</text:p>
          </table:table-cell>
        </table:table-row>
        <table:table-row table:style-name="TableLine797204495248">
          <table:table-cell table:style-name="Table1.A1" office:value-type="string">
            <text:p text:style-name="Table_20_Contents">5</text:p>
          </table:table-cell>
          <table:table-cell table:style-name="Table1.A1" office:value-type="string">
            <text:p text:style-name="Table_20_Contents">West</text:p>
          </table:table-cell>
          <table:table-cell table:style-name="Table1.A1" office:value-type="string">
            <text:p text:style-name="Table_20_Contents">Computer</text:p>
          </table:table-cell>
          <table:table-cell table:style-name="Table1.A1" office:value-type="string">
            <text:p text:style-name="Table_20_Contents">2021</text:p>
          </table:table-cell>
          <table:table-cell table:style-name="Table1.A1" office:value-type="string">
            <text:p text:style-name="Table_20_Contents">250</text:p>
          </table:table-cell>
          <table:table-cell table:style-name="Table1.A1" office:value-type="string">
            <text:p text:style-name="Table_20_Contents">45000</text:p>
          </table:table-cell>
        </table:table-row>
        <table:table-row table:style-name="TableLine797204499056">
          <table:table-cell table:style-name="Table1.A1" office:value-type="string">
            <text:p text:style-name="Table_20_Contents">6</text:p>
          </table:table-cell>
          <table:table-cell table:style-name="Table1.A1" office:value-type="string">
            <text:p text:style-name="Table_20_Contents">South</text:p>
          </table:table-cell>
          <table:table-cell table:style-name="Table1.A1" office:value-type="string">
            <text:p text:style-name="Table_20_Contents">Hard Disk</text:p>
          </table:table-cell>
          <table:table-cell table:style-name="Table1.A1" office:value-type="string">
            <text:p text:style-name="Table_20_Contents">2021</text:p>
          </table:table-cell>
          <table:table-cell table:style-name="Table1.A1" office:value-type="string">
            <text:p text:style-name="Table_20_Contents">550</text:p>
          </table:table-cell>
          <table:table-cell table:style-name="Table1.A1" office:value-type="string">
            <text:p text:style-name="Table_20_Contents">4400</text:p>
          </table:table-cell>
        </table:table-row>
        <table:table-row table:style-name="TableLine797204530880">
          <table:table-cell table:style-name="Table1.A1" office:value-type="string">
            <text:p text:style-name="Table_20_Contents">7</text:p>
          </table:table-cell>
          <table:table-cell table:style-name="Table1.A1" office:value-type="string">
            <text:p text:style-name="Table_20_Contents">West</text:p>
          </table:table-cell>
          <table:table-cell table:style-name="Table1.A1" office:value-type="string">
            <text:p text:style-name="Table_20_Contents">Hard Disk</text:p>
          </table:table-cell>
          <table:table-cell table:style-name="Table1.A1" office:value-type="string">
            <text:p text:style-name="Table_20_Contents">2021</text:p>
          </table:table-cell>
          <table:table-cell table:style-name="Table1.A1" office:value-type="string">
            <text:p text:style-name="Table_20_Contents">650</text:p>
          </table:table-cell>
          <table:table-cell table:style-name="Table1.A1" office:value-type="string">
            <text:p text:style-name="Table_20_Contents">7500</text:p>
          </table:table-cell>
        </table:table-row>
        <table:table-row table:style-name="TableLine797204536592">
          <table:table-cell table:style-name="Table1.A1" office:value-type="string">
            <text:p text:style-name="Table_20_Contents">8</text:p>
          </table:table-cell>
          <table:table-cell table:style-name="Table1.A1" office:value-type="string">
            <text:p text:style-name="Table_20_Contents">East</text:p>
          </table:table-cell>
          <table:table-cell table:style-name="Table1.A1" office:value-type="string">
            <text:p text:style-name="Table_20_Contents">Pen Drive</text:p>
          </table:table-cell>
          <table:table-cell table:style-name="Table1.A1" office:value-type="string">
            <text:p text:style-name="Table_20_Contents">2021</text:p>
          </table:table-cell>
          <table:table-cell table:style-name="Table1.A1" office:value-type="string">
            <text:p text:style-name="Table_20_Contents">120</text:p>
          </table:table-cell>
          <table:table-cell table:style-name="Table1.A1" office:value-type="string">
            <text:p text:style-name="Table_20_Contents">800</text:p>
          </table:table-cell>
        </table:table-row>
        <table:table-row table:style-name="TableLine797204539584">
          <table:table-cell table:style-name="Table1.A1" office:value-type="string">
            <text:p text:style-name="Table_20_Contents">9</text:p>
          </table:table-cell>
          <table:table-cell table:style-name="Table1.A1" office:value-type="string">
            <text:p text:style-name="Table_20_Contents">North</text:p>
          </table:table-cell>
          <table:table-cell table:style-name="Table1.A1" office:value-type="string">
            <text:p text:style-name="Table_20_Contents">Mouse</text:p>
          </table:table-cell>
          <table:table-cell table:style-name="Table1.A1" office:value-type="string">
            <text:p text:style-name="Table_20_Contents">2019</text:p>
          </table:table-cell>
          <table:table-cell table:style-name="Table1.A1" office:value-type="string">
            <text:p text:style-name="Table_20_Contents">160</text:p>
          </table:table-cell>
          <table:table-cell table:style-name="Table1.A1" office:value-type="string">
            <text:p text:style-name="Table_20_Contents">1500</text:p>
          </table:table-cell>
        </table:table-row>
        <table:table-row table:style-name="TableLine797204540128">
          <table:table-cell table:style-name="Table1.A1" office:value-type="string">
            <text:p text:style-name="Table_20_Contents">10</text:p>
          </table:table-cell>
          <table:table-cell table:style-name="Table1.A1" office:value-type="string">
            <text:p text:style-name="Table_20_Contents">South</text:p>
          </table:table-cell>
          <table:table-cell table:style-name="Table1.A1" office:value-type="string">
            <text:p text:style-name="Table_20_Contents">Pen Drive</text:p>
          </table:table-cell>
          <table:table-cell table:style-name="Table1.A1" office:value-type="string">
            <text:p text:style-name="Table_20_Contents">2019</text:p>
          </table:table-cell>
          <table:table-cell table:style-name="Table1.A1" office:value-type="string">
            <text:p text:style-name="Table_20_Contents">270</text:p>
          </table:table-cell>
          <table:table-cell table:style-name="Table1.A1" office:value-type="string">
            <text:p text:style-name="Table_20_Contents">750</text:p>
          </table:table-cell>
        </table:table-row>
        <table:table-row table:style-name="TableLine797204541216">
          <table:table-cell table:style-name="Table1.A1" office:value-type="string">
            <text:p text:style-name="Table_20_Contents">11</text:p>
          </table:table-cell>
          <table:table-cell table:style-name="Table1.A1" office:value-type="string">
            <text:p text:style-name="Table_20_Contents">East</text:p>
          </table:table-cell>
          <table:table-cell table:style-name="Table1.A1" office:value-type="string">
            <text:p text:style-name="Table_20_Contents">Mouse</text:p>
          </table:table-cell>
          <table:table-cell table:style-name="Table1.A1" office:value-type="string">
            <text:p text:style-name="Table_20_Contents">2019</text:p>
          </table:table-cell>
          <table:table-cell table:style-name="Table1.A1" office:value-type="string">
            <text:p text:style-name="Table_20_Contents">2000</text:p>
          </table:table-cell>
          <table:table-cell table:style-name="Table1.A1" office:value-type="string">
            <text:p text:style-name="Table_20_Contents">1200</text:p>
          </table:table-cell>
        </table:table-row>
        <table:table-row table:style-name="TableLine797204527344">
          <table:table-cell table:style-name="Table1.A1" office:value-type="string">
            <text:p text:style-name="Table_20_Contents">12</text:p>
          </table:table-cell>
          <table:table-cell table:style-name="Table1.A1" office:value-type="string">
            <text:p text:style-name="Table_20_Contents">West</text:p>
          </table:table-cell>
          <table:table-cell table:style-name="Table1.A1" office:value-type="string">
            <text:p text:style-name="Table_20_Contents">Pen Drive</text:p>
          </table:table-cell>
          <table:table-cell table:style-name="Table1.A1" office:value-type="string">
            <text:p text:style-name="Table_20_Contents">2019</text:p>
          </table:table-cell>
          <table:table-cell table:style-name="Table1.A1" office:value-type="string">
            <text:p text:style-name="Table_20_Contents">190</text:p>
          </table:table-cell>
          <table:table-cell table:style-name="Table1.A1" office:value-type="string">
            <text:p text:style-name="Table_20_Contents">650</text:p>
          </table:table-cell>
        </table:table-row>
      </table:table>
      <text:h text:style-name="P12" text:outline-level="3">MIN() Function Example</text:h>
      <text:p text:style-name="P5"><text:span text:style-name="Strong_20_Emphasis"><text:span text:style-name="T30">Example1: </text:span></text:span><text:span text:style-name="T31">This example uses the MIN() function to get the minimum quantity of the sold products from the table:</text:span></text:p>
      <text:p text:style-name="P8">SELECT MIN(Quantity) AS "Minimum Quantity" FROM Product; <text:s/></text:p>
      <table:table table:name="Table2" table:style-name="Table2">
        <table:table-column table:style-name="Table2.A"/>
        <table:table-row table:style-name="TableLine797204649744">
          <table:table-cell table:style-name="Table2.A1" office:value-type="string">
            <text:p text:style-name="P9">Minimum Quantity</text:p>
          </table:table-cell>
        </table:table-row>
        <table:table-row table:style-name="TableLine797204590992">
          <table:table-cell table:style-name="Table2.A1" office:value-type="string">
            <text:p text:style-name="P46">120</text:p>
          </table:table-cell>
        </table:table-row>
      </table:table>
      <text:p text:style-name="P2"><text:span text:style-name="Strong_20_Emphasis"><text:span text:style-name="T21">Example2: </text:span></text:span><text:span text:style-name="T9">This example uses the </text:span><text:span text:style-name="Strong_20_Emphasis"><text:span text:style-name="T21">WHERE clause </text:span></text:span><text:span text:style-name="T9">with the MIN() function. This clause is used to filter the records from the table. The below statement will display the product name with the lowest quantity sold:</text:span><text:span text:style-name="T37"> </text:span></text:p>
      <text:p text:style-name="P7">SELECT Product, Quantity, Price <text:s/>FROM Product</text:p>
      <text:p text:style-name="P7">WHERE Quantity = ( SELECT MIN(Quantity) AS "Minimum Quantity" FROM Product); <text:s/></text:p>
      <table:table table:name="Table3" table:style-name="Table3">
        <table:table-column table:style-name="Table3.A"/>
        <table:table-column table:style-name="Table3.B"/>
        <table:table-column table:style-name="Table3.C"/>
        <table:table-row table:style-name="TableLine797204576304">
          <table:table-cell table:style-name="Table3.A1" office:value-type="string">
            <text:p text:style-name="P51">Product</text:p>
          </table:table-cell>
          <table:table-cell table:style-name="Table3.A1" office:value-type="string">
            <text:p text:style-name="P51">Quantity</text:p>
          </table:table-cell>
          <table:table-cell table:style-name="Table3.A1" office:value-type="string">
            <text:p text:style-name="P51">Price</text:p>
          </table:table-cell>
        </table:table-row>
        <table:table-row table:style-name="TableLine797259533024">
          <table:table-cell table:style-name="Table3.A1" office:value-type="string">
            <text:p text:style-name="Table_20_Contents">Pen Drive</text:p>
          </table:table-cell>
          <table:table-cell table:style-name="Table3.A1" office:value-type="string">
            <text:p text:style-name="Table_20_Contents">120</text:p>
          </table:table-cell>
          <table:table-cell table:style-name="Table3.A1" office:value-type="string">
            <text:p text:style-name="Table_20_Contents">800</text:p>
          </table:table-cell>
        </table:table-row>
      </table:table>
      <text:p text:style-name="P2"><text:span text:style-name="Strong_20_Emphasis"><text:span text:style-name="T21">Example3: </text:span></text:span><text:span text:style-name="T9">This example uses the </text:span><text:span text:style-name="Strong_20_Emphasis"><text:span text:style-name="T21">GROUP BY clause </text:span></text:span><text:span text:style-name="T9">with the MIN() function. This clause collects data from multiple rows and groups them based on single or multiple columns. The below statement will return the minimum quantity in all rows from the Product table for each product group.</text:span><text:span text:style-name="T37"> </text:span></text:p>
      <text:p text:style-name="P7">SELECT Product, MIN(Quantity) AS "Minimum Quantity" FROM Product GROUP BY Product;</text:p>
      <table:table table:name="Table4" table:style-name="Table4">
        <table:table-column table:style-name="Table4.A"/>
        <table:table-column table:style-name="Table4.B"/>
        <table:table-row table:style-name="TableLine797259534928">
          <table:table-cell table:style-name="Table4.A1" office:value-type="string">
            <text:p text:style-name="P52">Product</text:p>
          </table:table-cell>
          <table:table-cell table:style-name="Table4.A1" office:value-type="string">
            <text:p text:style-name="P52"><text:span text:style-name="T28">Minimum</text:span>Quantity</text:p>
          </table:table-cell>
        </table:table-row>
        <table:table-row table:style-name="TableLine797259539008">
          <table:table-cell table:style-name="Table4.A1" office:value-type="string">
            <text:p text:style-name="Table_20_Contents">Computer</text:p>
          </table:table-cell>
          <table:table-cell table:style-name="Table4.A1" office:value-type="string">
            <text:p text:style-name="Table_20_Contents">130</text:p>
          </table:table-cell>
        </table:table-row>
        <table:table-row table:style-name="TableLine797259539280">
          <table:table-cell table:style-name="Table4.A1" office:value-type="string">
            <text:p text:style-name="Table_20_Contents">Hard Disk</text:p>
          </table:table-cell>
          <table:table-cell table:style-name="Table4.A1" office:value-type="string">
            <text:p text:style-name="Table_20_Contents">190</text:p>
          </table:table-cell>
        </table:table-row>
        <table:table-row table:style-name="TableLine797259548800">
          <table:table-cell table:style-name="Table4.A1" office:value-type="string">
            <text:p text:style-name="Table_20_Contents">Mouse</text:p>
          </table:table-cell>
          <table:table-cell table:style-name="Table4.A1" office:value-type="string">
            <text:p text:style-name="Table_20_Contents">160</text:p>
          </table:table-cell>
        </table:table-row>
        <table:table-row table:style-name="TableLine797259550432">
          <table:table-cell table:style-name="Table4.A1" office:value-type="string">
            <text:p text:style-name="Table_20_Contents">Pen Drive</text:p>
          </table:table-cell>
          <table:table-cell table:style-name="Table4.A1" office:value-type="string">
            <text:p text:style-name="Table_20_Contents">120</text:p>
          </table:table-cell>
        </table:table-row>
      </table:table>
      <text:p text:style-name="P2"><text:span text:style-name="Strong_20_Emphasis"><text:span text:style-name="T21">Example4</text:span></text:span><text:span text:style-name="Strong_20_Emphasis"><text:span text:style-name="T20">: </text:span></text:span><text:span text:style-name="T9">This example uses the </text:span><text:span text:style-name="Strong_20_Emphasis"><text:span text:style-name="T21">HAVING clause </text:span></text:span><text:span text:style-name="T9">with the MIN() function. This clause must be used with the GROUP BY clause to filter the grouped records from the table. The below statement will display the product name with a minimum quantity greater than </text:span><text:span text:style-name="T10">1</text:span><text:span text:style-name="T9">00.</text:span><text:span text:style-name="T37"> </text:span></text:p>
      <text:p text:style-name="P11"><text:soft-page-break/>SELECT Product, MIN(Quantity) AS "Minimum Quantity" FROM Product </text:p>
      <text:p text:style-name="P11">GROUP BY Product <text:s/>HAVING MIN(Quantity)&gt;100;</text:p>
      <table:table table:name="Table5" table:style-name="Table5">
        <table:table-column table:style-name="Table5.A"/>
        <table:table-column table:style-name="Table5.B"/>
        <table:table-row table:style-name="TableLine797259538736">
          <table:table-cell table:style-name="Table5.A1" office:value-type="string">
            <text:p text:style-name="P52">Product</text:p>
          </table:table-cell>
          <table:table-cell table:style-name="Table5.A1" office:value-type="string">
            <text:p text:style-name="P52"><text:span text:style-name="T28">Minimum</text:span>Quantity</text:p>
          </table:table-cell>
        </table:table-row>
        <table:table-row table:style-name="TableLine797259598032">
          <table:table-cell table:style-name="Table5.A1" office:value-type="string">
            <text:p text:style-name="Table_20_Contents">Computer</text:p>
          </table:table-cell>
          <table:table-cell table:style-name="Table5.A1" office:value-type="string">
            <text:p text:style-name="Table_20_Contents">130</text:p>
          </table:table-cell>
        </table:table-row>
        <table:table-row table:style-name="TableLine797259611088">
          <table:table-cell table:style-name="Table5.A1" office:value-type="string">
            <text:p text:style-name="Table_20_Contents">Hard Disk</text:p>
          </table:table-cell>
          <table:table-cell table:style-name="Table5.A1" office:value-type="string">
            <text:p text:style-name="Table_20_Contents">190</text:p>
          </table:table-cell>
        </table:table-row>
        <table:table-row table:style-name="TableLine797259598304">
          <table:table-cell table:style-name="Table5.A1" office:value-type="string">
            <text:p text:style-name="Table_20_Contents">Mouse</text:p>
          </table:table-cell>
          <table:table-cell table:style-name="Table5.A1" office:value-type="string">
            <text:p text:style-name="Table_20_Contents">160</text:p>
          </table:table-cell>
        </table:table-row>
        <table:table-row table:style-name="TableLine797259599392">
          <table:table-cell table:style-name="Table5.A1" office:value-type="string">
            <text:p text:style-name="Table_20_Contents">Pen Drive</text:p>
          </table:table-cell>
          <table:table-cell table:style-name="Table5.A1" office:value-type="string">
            <text:p text:style-name="Table_20_Contents">120</text:p>
          </table:table-cell>
        </table:table-row>
      </table:table>
      <text:p text:style-name="P3"><text:span text:style-name="Strong_20_Emphasis"><text:span text:style-name="T21">Example5:</text:span></text:span><text:span text:style-name="T11">T</text:span><text:span text:style-name="T9">his example uses the </text:span><text:span text:style-name="Strong_20_Emphasis"><text:span text:style-name="T21">DISTINCT clause </text:span></text:span><text:span text:style-name="T9">with the MIN() function. This clause is used to remove the duplicate rows from the column. The below statement returns the minimum sold product quantity by removing the duplicates data from the "Quantity" column of a "Product" table.</text:span><text:span text:style-name="T37"> </text:span></text:p>
      <text:p text:style-name="P10">SELECT Product, MIN( DISTINCT Quantity) AS "Minimum Quantity" <text:s text:c="2"/>FROM Product GROUP BY Product; <text:s/></text:p>
      <table:table table:name="Table6" table:style-name="Table6">
        <table:table-column table:style-name="Table6.A"/>
        <table:table-column table:style-name="Table6.B"/>
        <table:table-row table:style-name="TableLine797259610816">
          <table:table-cell table:style-name="Table6.A1" office:value-type="string">
            <text:p text:style-name="P53">Product</text:p>
          </table:table-cell>
          <table:table-cell table:style-name="Table6.A1" office:value-type="string">
            <text:p text:style-name="P53"><text:span text:style-name="T28">Minimum</text:span>Quantity</text:p>
          </table:table-cell>
        </table:table-row>
        <table:table-row table:style-name="TableLine797259621968">
          <table:table-cell table:style-name="Table6.A1" office:value-type="string">
            <text:p text:style-name="P54">Computer</text:p>
          </table:table-cell>
          <table:table-cell table:style-name="Table6.A1" office:value-type="string">
            <text:p text:style-name="P54">130</text:p>
          </table:table-cell>
        </table:table-row>
        <table:table-row table:style-name="TableLine797259616528">
          <table:table-cell table:style-name="Table6.A1" office:value-type="string">
            <text:p text:style-name="P54">Hard Disk</text:p>
          </table:table-cell>
          <table:table-cell table:style-name="Table6.A1" office:value-type="string">
            <text:p text:style-name="P54">190</text:p>
          </table:table-cell>
        </table:table-row>
        <table:table-row table:style-name="TableLine797259629584">
          <table:table-cell table:style-name="Table6.A1" office:value-type="string">
            <text:p text:style-name="P54">Mouse</text:p>
          </table:table-cell>
          <table:table-cell table:style-name="Table6.A1" office:value-type="string">
            <text:p text:style-name="P54">160</text:p>
          </table:table-cell>
        </table:table-row>
        <table:table-row table:style-name="TableLine797259708736">
          <table:table-cell table:style-name="Table6.A1" office:value-type="string">
            <text:p text:style-name="P54">Pen Drive</text:p>
          </table:table-cell>
          <table:table-cell table:style-name="Table6.A1" office:value-type="string">
            <text:p text:style-name="P54">120</text:p>
          </table:table-cell>
        </table:table-row>
      </table:table>
      <text:p text:style-name="P25"/>
      <text:p text:style-name="P25"><text:span text:style-name="Strong_20_Emphasis"><text:span text:style-name="T15">Example6: </text:span></text:span><text:span text:style-name="T2">This example uses the MIN() function with two columns to get the lowest resultant output:</text:span> </text:p>
      <text:p text:style-name="P25"/>
      <text:p text:style-name="P25">SELECT Product, MIN(Quantity * Price) AS "Lowest Value" FROM Product GROUP BY Product;</text:p>
      <text:p text:style-name="P25"/>
      <text:p text:style-name="P25"/>
      <table:table table:name="Table7" table:style-name="Table7">
        <table:table-column table:style-name="Table7.A"/>
        <table:table-column table:style-name="Table7.B"/>
        <table:table-row table:style-name="TableLine797259615984">
          <table:table-cell table:style-name="Table7.A1" office:value-type="string">
            <text:p text:style-name="P55">Product</text:p>
          </table:table-cell>
          <table:table-cell table:style-name="Table7.A1" office:value-type="string">
            <text:p text:style-name="P25">Lowest Value</text:p>
          </table:table-cell>
        </table:table-row>
        <table:table-row table:style-name="TableLine797112921616">
          <table:table-cell table:style-name="Table7.A1" office:value-type="string">
            <text:p text:style-name="Table_20_Contents">Computer</text:p>
          </table:table-cell>
          <table:table-cell table:style-name="Table7.A1" office:value-type="string">
            <text:p text:style-name="Table_20_Contents">6500000</text:p>
          </table:table-cell>
        </table:table-row>
        <table:table-row table:style-name="TableLine797112914000">
          <table:table-cell table:style-name="Table7.A1" office:value-type="string">
            <text:p text:style-name="Table_20_Contents">Hard Disk</text:p>
          </table:table-cell>
          <table:table-cell table:style-name="Table7.A1" office:value-type="string">
            <text:p text:style-name="Table_20_Contents">1045000</text:p>
          </table:table-cell>
        </table:table-row>
        <table:table-row table:style-name="TableLine797112920528">
          <table:table-cell table:style-name="Table7.A1" office:value-type="string">
            <text:p text:style-name="Table_20_Contents">Mouse</text:p>
          </table:table-cell>
          <table:table-cell table:style-name="Table7.A1" office:value-type="string">
            <text:p text:style-name="Table_20_Contents">240000</text:p>
          </table:table-cell>
        </table:table-row>
        <table:table-row table:style-name="TableLine797112915088">
          <table:table-cell table:style-name="Table7.A1" office:value-type="string">
            <text:p text:style-name="Table_20_Contents">Pen Drive</text:p>
          </table:table-cell>
          <table:table-cell table:style-name="Table7.A1" office:value-type="string">
            <text:p text:style-name="Table_20_Contents">96000</text:p>
          </table:table-cell>
        </table:table-row>
      </table:table>
      <text:p text:style-name="P25"><text:s text:c="2"/></text:p>
      <text:p text:style-name="P25"><text:span text:style-name="Strong_20_Emphasis"><text:span text:style-name="T15">Example7: </text:span></text:span><text:span text:style-name="T2">This example uses the</text:span><text:span text:style-name="T8"> </text:span><text:span text:style-name="Strong_20_Emphasis"><text:span text:style-name="T15">OVER() clause </text:span></text:span><text:span text:style-name="T2">with the MIN() function. This clause determines which rows from the query are applied to the function, in what order the function evaluates them, and when the function's calculations should restart.</text:span> </text:p>
      <text:p text:style-name="P25"/>
      <text:p text:style-name="P25">SELECT DISTINCT Product, MIN(Quantity) OVER (PARTITION BY Product) AS "Lowest Quantity" <text:s/>FROM Product; <text:s/></text:p>
      <text:p text:style-name="P25"/>
      <table:table table:name="Table8" table:style-name="Table8">
        <table:table-column table:style-name="Table8.A"/>
        <table:table-column table:style-name="Table8.B"/>
        <table:table-row table:style-name="TableLine797112909376">
          <table:table-cell table:style-name="Table8.A1" office:value-type="string">
            <text:p text:style-name="P56">Product</text:p>
          </table:table-cell>
          <table:table-cell table:style-name="Table8.A1" office:value-type="string">
            <text:p text:style-name="P26">Lowest Quantity</text:p>
          </table:table-cell>
        </table:table-row>
        <table:table-row table:style-name="TableLine797112908016">
          <table:table-cell table:style-name="Table8.A1" office:value-type="string">
            <text:p text:style-name="Table_20_Contents">Computer</text:p>
          </table:table-cell>
          <table:table-cell table:style-name="Table8.A1" office:value-type="string">
            <text:p text:style-name="Table_20_Contents">130</text:p>
          </table:table-cell>
        </table:table-row>
        <table:table-row table:style-name="TableLine797112909920">
          <table:table-cell table:style-name="Table8.A1" office:value-type="string">
            <text:p text:style-name="Table_20_Contents">Hard Disk</text:p>
          </table:table-cell>
          <table:table-cell table:style-name="Table8.A1" office:value-type="string">
            <text:p text:style-name="Table_20_Contents">190</text:p>
          </table:table-cell>
        </table:table-row>
        <table:table-row table:style-name="TableLine797112921888">
          <table:table-cell table:style-name="Table8.A1" office:value-type="string">
            <text:p text:style-name="Table_20_Contents">Mouse</text:p>
          </table:table-cell>
          <table:table-cell table:style-name="Table8.A1" office:value-type="string">
            <text:p text:style-name="Table_20_Contents">160</text:p>
          </table:table-cell>
        </table:table-row>
        <table:table-row table:style-name="TableLine797112909648">
          <table:table-cell table:style-name="Table8.A1" office:value-type="string">
            <text:p text:style-name="Table_20_Contents">Pen Drive</text:p>
          </table:table-cell>
          <table:table-cell table:style-name="Table8.A1" office:value-type="string">
            <text:p text:style-name="Table_20_Contents">120</text:p>
          </table:table-cell>
        </table:table-row>
      </table:table>
      <text:p text:style-name="P25"><text:soft-page-break/></text:p>
      <text:list xml:id="list3491825304" text:style-name="L2">
        <text:list-item>
          <text:h text:style-name="P90" text:outline-level="1">SQL Server MAX() Function</text:h>
        </text:list-item>
      </text:list>
      <text:p text:style-name="P15"><text:span text:style-name="T2">The MAX() function in SQL Server is a type of aggregate function. It is used to get the </text:span><text:span text:style-name="Strong_20_Emphasis"><text:span text:style-name="T14">maximum or largest value in a group of values </text:span></text:span><text:span text:style-name="T2">of a specified column or expression.</text:span></text:p>
      <text:p text:style-name="P16">NOTE: The MAX() function ignores NULL values. It returns NULL when no row is found.</text:p>
      <text:p text:style-name="P20">MAX() Function Example</text:p>
      <text:p text:style-name="P13"><text:span text:style-name="Strong_20_Emphasis"><text:span text:style-name="T15">Example1: </text:span></text:span><text:span text:style-name="T2">This example uses the MAX() function to get the maximum quantity of the sold products in the Product table:</text:span> </text:p>
      <text:p text:style-name="P13">SELECT MAX(Quantity) AS "M<text:span text:style-name="T52">aximum</text:span> Quantity" FROM Product; <text:s/></text:p>
      <table:table table:name="Table9" table:style-name="Table9">
        <table:table-column table:style-name="Table9.A"/>
        <table:table-row table:style-name="TableLine797112906384">
          <table:table-cell table:style-name="Table9.A1" office:value-type="string">
            <text:p text:style-name="P4"><text:span text:style-name="T37">M</text:span><text:span text:style-name="T38">axi</text:span><text:span text:style-name="T37">mum Quantity</text:span></text:p>
          </table:table-cell>
        </table:table-row>
        <table:table-row table:style-name="TableLine797112918352">
          <table:table-cell table:style-name="Table9.A1" office:value-type="string">
            <text:p text:style-name="P47">120</text:p>
          </table:table-cell>
        </table:table-row>
      </table:table>
      <text:p text:style-name="P28"/>
      <text:p text:style-name="P27"><text:span text:style-name="Strong_20_Emphasis"><text:span text:style-name="T15">Example2: </text:span></text:span><text:span text:style-name="T2">This example uses the </text:span><text:span text:style-name="Strong_20_Emphasis"><text:span text:style-name="T15">WHERE clause </text:span></text:span><text:span text:style-name="T2">with the MAX() function. This clause is used to filter the records from the table. It is useful when we want to get the product name with the highest sold quantity. </text:span></text:p>
      <text:p text:style-name="P31"/>
      <text:p text:style-name="P32">SELECT Product, Quantity, Price <text:s/>FROM Product WHERE Quantity = ( SELECT MAX(Quantity) AS "Maximum Quantity" FROM Product); <text:s/></text:p>
      <text:p text:style-name="P32"/>
      <table:table table:name="Table10" table:style-name="Table10">
        <table:table-column table:style-name="Table10.A"/>
        <table:table-column table:style-name="Table10.B"/>
        <table:table-column table:style-name="Table10.C"/>
        <table:table-row table:style-name="TableLine797112910736">
          <table:table-cell table:style-name="Table10.A1" office:value-type="string">
            <text:p text:style-name="P57">Product</text:p>
          </table:table-cell>
          <table:table-cell table:style-name="Table10.A1" office:value-type="string">
            <text:p text:style-name="P57">Quantity</text:p>
          </table:table-cell>
          <table:table-cell table:style-name="Table10.A1" office:value-type="string">
            <text:p text:style-name="P57">Price</text:p>
          </table:table-cell>
        </table:table-row>
        <table:table-row table:style-name="TableLine797112922976">
          <table:table-cell table:style-name="Table10.A1" office:value-type="string">
            <text:p text:style-name="Table_20_Contents">Mouse</text:p>
          </table:table-cell>
          <table:table-cell table:style-name="Table10.A1" office:value-type="string">
            <text:p text:style-name="Table_20_Contents">2000</text:p>
          </table:table-cell>
          <table:table-cell table:style-name="Table10.A1" office:value-type="string">
            <text:p text:style-name="Table_20_Contents">1200</text:p>
          </table:table-cell>
        </table:table-row>
      </table:table>
      <text:p text:style-name="P29"><text:span text:style-name="Strong_20_Emphasis"><text:span text:style-name="T15">Example3:</text:span></text:span><text:span text:style-name="Strong_20_Emphasis"><text:span text:style-name="T13"> </text:span></text:span><text:span text:style-name="T2">This example uses the </text:span><text:span text:style-name="Strong_20_Emphasis"><text:span text:style-name="T15">GROUP BY clause </text:span></text:span><text:span text:style-name="T2">with the MAX() function. The GROUP BY clause collects data from multiple rows and groups them based on a specified column. For example, we can use the below statement to get the maximum quantity in all rows from the Product table for each product group.</text:span><text:span text:style-name="T40"> </text:span></text:p>
      <text:p text:style-name="P32"/>
      <text:p text:style-name="P32">SELECT Product, MAX(Quantity) AS "Maximum Quantity" FROM Product GROUP BY Product ORDER BY Product;</text:p>
      <text:p text:style-name="P32"/>
      <table:table table:name="Table11" table:style-name="Table11">
        <table:table-column table:style-name="Table11.A"/>
        <table:table-column table:style-name="Table11.B"/>
        <table:table-row table:style-name="TableLine797112924064">
          <table:table-cell table:style-name="Table11.A1" office:value-type="string">
            <text:p text:style-name="P57">Product</text:p>
          </table:table-cell>
          <table:table-cell table:style-name="Table11.A1" office:value-type="string">
            <text:p text:style-name="P32">Maximum Quantity</text:p>
          </table:table-cell>
        </table:table-row>
        <table:table-row table:style-name="TableLine797112810640">
          <table:table-cell table:style-name="Table11.A1" office:value-type="string">
            <text:p text:style-name="Table_20_Contents">Computer</text:p>
          </table:table-cell>
          <table:table-cell table:style-name="Table11.A1" office:value-type="string">
            <text:p text:style-name="Table_20_Contents">450</text:p>
          </table:table-cell>
        </table:table-row>
        <table:table-row table:style-name="TableLine797112811728">
          <table:table-cell table:style-name="Table11.A1" office:value-type="string">
            <text:p text:style-name="Table_20_Contents">Hard Disk</text:p>
          </table:table-cell>
          <table:table-cell table:style-name="Table11.A1" office:value-type="string">
            <text:p text:style-name="Table_20_Contents">650</text:p>
          </table:table-cell>
        </table:table-row>
        <table:table-row table:style-name="TableLine797112801664">
          <table:table-cell table:style-name="Table11.A1" office:value-type="string">
            <text:p text:style-name="Table_20_Contents">Mouse</text:p>
          </table:table-cell>
          <table:table-cell table:style-name="Table11.A1" office:value-type="string">
            <text:p text:style-name="Table_20_Contents">2000</text:p>
          </table:table-cell>
        </table:table-row>
        <table:table-row table:style-name="TableLine797206871728">
          <table:table-cell table:style-name="Table11.A1" office:value-type="string">
            <text:p text:style-name="Table_20_Contents">Pen Drive</text:p>
          </table:table-cell>
          <table:table-cell table:style-name="Table11.A1" office:value-type="string">
            <text:p text:style-name="Table_20_Contents">270</text:p>
          </table:table-cell>
        </table:table-row>
      </table:table>
      <text:p text:style-name="P35"/>
      <text:p text:style-name="P29"><text:span text:style-name="Strong_20_Emphasis"><text:span text:style-name="T15">Example4: </text:span></text:span><text:span text:style-name="T2">This example uses the</text:span><text:span text:style-name="T8"> </text:span><text:span text:style-name="Strong_20_Emphasis"><text:span text:style-name="T15">HAVING clause </text:span></text:span><text:span text:style-name="T2">with the MAX() function. We always use the HAVING clause with the GROUP BY clause to filter the grouped records. For example, if we want to get the maximum quantity of the sold product name greater than 300, the below statement can be used:</text:span><text:span text:style-name="T40"> </text:span></text:p>
      <text:p text:style-name="P32"/>
      <text:p text:style-name="P32"><text:soft-page-break/>SELECT Product, MAX(Quantity) AS "Maximum Quantity" <text:s/>FROM Product GROUP BY Product <text:s/>HAVING MAX(Quantity)&gt;300; <text:s/></text:p>
      <text:p text:style-name="P32"/>
      <table:table table:name="Table12" table:style-name="Table12">
        <table:table-column table:style-name="Table12.A"/>
        <table:table-column table:style-name="Table12.B"/>
        <table:table-row table:style-name="TableLine797206875264">
          <table:table-cell table:style-name="Table12.A1" office:value-type="string">
            <text:p text:style-name="P57">Product</text:p>
          </table:table-cell>
          <table:table-cell table:style-name="Table12.A1" office:value-type="string">
            <text:p text:style-name="P32">Maximum Quantity</text:p>
          </table:table-cell>
        </table:table-row>
        <table:table-row table:style-name="TableLine797206876352">
          <table:table-cell table:style-name="Table12.A1" office:value-type="string">
            <text:p text:style-name="Table_20_Contents">Computer</text:p>
          </table:table-cell>
          <table:table-cell table:style-name="Table12.A1" office:value-type="string">
            <text:p text:style-name="Table_20_Contents">450</text:p>
          </table:table-cell>
        </table:table-row>
        <table:table-row table:style-name="TableLine797206877168">
          <table:table-cell table:style-name="Table12.A1" office:value-type="string">
            <text:p text:style-name="Table_20_Contents">Hard Disk</text:p>
          </table:table-cell>
          <table:table-cell table:style-name="Table12.A1" office:value-type="string">
            <text:p text:style-name="Table_20_Contents">650</text:p>
          </table:table-cell>
        </table:table-row>
        <table:table-row table:style-name="TableLine797206877440">
          <table:table-cell table:style-name="Table12.A1" office:value-type="string">
            <text:p text:style-name="Table_20_Contents">Mouse</text:p>
          </table:table-cell>
          <table:table-cell table:style-name="Table12.A1" office:value-type="string">
            <text:p text:style-name="Table_20_Contents">2000</text:p>
          </table:table-cell>
        </table:table-row>
      </table:table>
      <text:p text:style-name="P35"/>
      <text:p text:style-name="P29"><text:span text:style-name="Strong_20_Emphasis"><text:span text:style-name="T15">Example5</text:span></text:span><text:span text:style-name="Strong_20_Emphasis"><text:span text:style-name="T12">:</text:span></text:span><text:span text:style-name="T2">This example uses the MAX() function with two columns to get the highest resultant output:</text:span><text:span text:style-name="T40"> </text:span></text:p>
      <text:p text:style-name="P32"/>
      <text:p text:style-name="P32">SELECT Product, MAX(Quantity * Price) AS "Highest Value" FROM Product <text:s text:c="21"/>GROUP BY Product; <text:s text:c="2"/></text:p>
      <text:p text:style-name="P32"/>
      <table:table table:name="Table13" table:style-name="Table13">
        <table:table-column table:style-name="Table13.A"/>
        <table:table-column table:style-name="Table13.B"/>
        <table:table-row table:style-name="TableLine797206875808">
          <table:table-cell table:style-name="Table13.A1" office:value-type="string">
            <text:p text:style-name="P58">Product</text:p>
          </table:table-cell>
          <table:table-cell table:style-name="Table13.A1" office:value-type="string">
            <text:p text:style-name="P33">Highest Value</text:p>
          </table:table-cell>
        </table:table-row>
        <table:table-row table:style-name="TableLine797206879344">
          <table:table-cell table:style-name="Table13.A1" office:value-type="string">
            <text:p text:style-name="Table_20_Contents">Computer</text:p>
          </table:table-cell>
          <table:table-cell table:style-name="Table13.A1" office:value-type="string">
            <text:p text:style-name="Table_20_Contents">15750000</text:p>
          </table:table-cell>
        </table:table-row>
        <table:table-row table:style-name="TableLine797206908176">
          <table:table-cell table:style-name="Table13.A1" office:value-type="string">
            <text:p text:style-name="Table_20_Contents">Hard Disk</text:p>
          </table:table-cell>
          <table:table-cell table:style-name="Table13.A1" office:value-type="string">
            <text:p text:style-name="Table_20_Contents">4875000</text:p>
          </table:table-cell>
        </table:table-row>
        <table:table-row table:style-name="TableLine797206909808">
          <table:table-cell table:style-name="Table13.A1" office:value-type="string">
            <text:p text:style-name="Table_20_Contents">Mouse</text:p>
          </table:table-cell>
          <table:table-cell table:style-name="Table13.A1" office:value-type="string">
            <text:p text:style-name="Table_20_Contents">2400000</text:p>
          </table:table-cell>
        </table:table-row>
        <table:table-row table:style-name="TableLine797207024864">
          <table:table-cell table:style-name="Table13.A1" office:value-type="string">
            <text:p text:style-name="Table_20_Contents">Pen Drive</text:p>
          </table:table-cell>
          <table:table-cell table:style-name="Table13.A1" office:value-type="string">
            <text:p text:style-name="Table_20_Contents">202500</text:p>
          </table:table-cell>
        </table:table-row>
      </table:table>
      <text:p text:style-name="P32"/>
      <text:p text:style-name="P29"><text:span text:style-name="Strong_20_Emphasis"><text:span text:style-name="T15">Example6: </text:span></text:span><text:span text:style-name="T2">This example uses the</text:span><text:span text:style-name="T8"> </text:span><text:span text:style-name="Strong_20_Emphasis"><text:span text:style-name="T15">DISTINCT and OVER() </text:span></text:span><text:span text:style-name="T8">clause</text:span><text:span text:style-name="T2"> with the MAX() function. We use the DISTINCT clause to get the unique data, and the OVER clause determines which rows from the query are applied to the function, in what order the function evaluates them, and when the function's calculations should restart.</text:span><text:span text:style-name="T40"> </text:span></text:p>
      <text:p text:style-name="P32"/>
      <text:p text:style-name="P32">SELECT DISTINCT Product, MAX(Quantity) OVER (PARTITION BY Product) AS "Highest Quantity" <text:s/>FROM Product; <text:s text:c="2"/></text:p>
      <text:p text:style-name="P32"/>
      <table:table table:name="Table14" table:style-name="Table14">
        <table:table-column table:style-name="Table14.A"/>
        <table:table-column table:style-name="Table14.B"/>
        <table:table-row table:style-name="TableLine797206878800">
          <table:table-cell table:style-name="Table14.A1" office:value-type="string">
            <text:p text:style-name="P59">Product</text:p>
          </table:table-cell>
          <table:table-cell table:style-name="Table14.A1" office:value-type="string">
            <text:p text:style-name="P33">Highest Quantity</text:p>
          </table:table-cell>
        </table:table-row>
        <table:table-row table:style-name="TableLine797207029488">
          <table:table-cell table:style-name="Table14.A1" office:value-type="string">
            <text:p text:style-name="Table_20_Contents">Computer</text:p>
          </table:table-cell>
          <table:table-cell table:style-name="Table14.A1" office:value-type="string">
            <text:p text:style-name="Table_20_Contents">450</text:p>
          </table:table-cell>
        </table:table-row>
        <table:table-row table:style-name="TableLine797207029760">
          <table:table-cell table:style-name="Table14.A1" office:value-type="string">
            <text:p text:style-name="Table_20_Contents">Hard Disk</text:p>
          </table:table-cell>
          <table:table-cell table:style-name="Table14.A1" office:value-type="string">
            <text:p text:style-name="Table_20_Contents">650</text:p>
          </table:table-cell>
        </table:table-row>
        <table:table-row table:style-name="TableLine797207045264">
          <table:table-cell table:style-name="Table14.A1" office:value-type="string">
            <text:p text:style-name="Table_20_Contents">Mouse</text:p>
          </table:table-cell>
          <table:table-cell table:style-name="Table14.A1" office:value-type="string">
            <text:p text:style-name="Table_20_Contents">2000</text:p>
          </table:table-cell>
        </table:table-row>
        <table:table-row table:style-name="TableLine797207061040">
          <table:table-cell table:style-name="Table14.A1" office:value-type="string">
            <text:p text:style-name="Table_20_Contents">Pen Drive</text:p>
          </table:table-cell>
          <table:table-cell table:style-name="Table14.A1" office:value-type="string">
            <text:p text:style-name="Table_20_Contents">270</text:p>
          </table:table-cell>
        </table:table-row>
      </table:table>
      <text:p text:style-name="P32"/>
      <text:p text:style-name="P72"><text:span text:style-name="Strong_20_Emphasis"><text:span text:style-name="T43">Example7:</text:span></text:span><text:span text:style-name="T46">T</text:span><text:span text:style-name="T41">his example uses the MAX() function with the character data. Suppose we have considered the system database and want to get the database name that sorts the last name alphabetically. We can write the statement as below:</text:span> </text:p>
      <text:p text:style-name="P32">SELECT MAX(name) AS DBNAME FROM sys.databases WHERE database_id&lt;5; <text:s/></text:p>
      <text:p text:style-name="P32"/>
      <table:table table:name="Table15" table:style-name="Table15">
        <table:table-column table:style-name="Table15.A"/>
        <table:table-row table:style-name="TableLine797207030032">
          <table:table-cell table:style-name="Table15.A1" office:value-type="string">
            <text:p text:style-name="P33">DBNAME</text:p>
          </table:table-cell>
        </table:table-row>
        <table:table-row table:style-name="TableLine797404884512">
          <table:table-cell table:style-name="Table15.A1" office:value-type="string">
            <text:p text:style-name="P48">tempdb</text:p>
          </table:table-cell>
        </table:table-row>
      </table:table>
      <text:p text:style-name="P32"/>
      <text:list xml:id="list3228932302" text:style-name="L3">
        <text:list-item>
          <text:h text:style-name="P93" text:outline-level="1"><text:soft-page-break/>SQL Server SUM() Function</text:h>
        </text:list-item>
      </text:list>
      <text:p text:style-name="P13"><text:span text:style-name="T2">The SUM() function in SQL Server is a type of aggregate function. We use this function to </text:span><text:span text:style-name="Strong_20_Emphasis"><text:span text:style-name="T14">calculate the total summed value </text:span></text:span><text:span text:style-name="T2">in a set of values of a specified column or expression.</text:span></text:p>
      <text:p text:style-name="P73"><text:span text:style-name="T51">SELECT </text:span><text:span text:style-name="T54">SUM</text:span><text:span text:style-name="T52">( </text:span><text:span text:style-name="T51">DISTINCT </text:span><text:span text:style-name="T52">aggregate_expression) </text:span><text:span text:style-name="T50">FROM </text:span>table_name(s)[<text:span text:style-name="T50">WHERE </text:span>conditions];</text:p>
      <text:p text:style-name="P32"><text:span text:style-name="Strong_20_Emphasis"><text:span text:style-name="T44">DISTINCT</text:span></text:span><text:span text:style-name="Strong_20_Emphasis"><text:span text:style-name="T42">: </text:span></text:span><text:span text:style-name="T47">It tells the function to sum up only distinct values.</text:span> </text:p>
      <text:h text:style-name="P83" text:outline-level="3">SUM() Function Example</text:h>
      <text:h text:style-name="P77" text:outline-level="3">*Basic Example of SUM Function</text:h>
      <text:p text:style-name="P17">This example explains the very basic use of a SUM function that returns the sum of all values in the specified column. Suppose we want to calculate the total number of salaries from the given table. </text:p>
      <text:p text:style-name="P19">SELECT SUM(Salary) AS "Total Salary" FROM STUDENT4; <text:s/></text:p>
      <table:table table:name="Table16" table:style-name="Table16">
        <table:table-column table:style-name="Table16.A"/>
        <table:table-row table:style-name="TableLine797404879072">
          <table:table-cell table:style-name="Table16.A1" office:value-type="string">
            <text:p text:style-name="P18">Total Salary</text:p>
          </table:table-cell>
        </table:table-row>
        <table:table-row table:style-name="TableLine797404890768">
          <table:table-cell table:style-name="Table16.A1" office:value-type="string">
            <text:p text:style-name="P60">222000</text:p>
          </table:table-cell>
        </table:table-row>
      </table:table>
      <text:h text:style-name="P23" text:outline-level="3"/>
      <text:h text:style-name="P23" text:outline-level="3">*SUM Function with DISTINCT Clause</text:h>
      <text:p text:style-name="P13"><text:span text:style-name="T2">The DISTINCT keyword calculates only the unique data of the table. Suppose we want to </text:span><text:span text:style-name="Strong_20_Emphasis"><text:span text:style-name="T14">calculate the sum of unique records present in the salary </text:span></text:span><text:span text:style-name="T2">column of an </text:span><text:span text:style-name="T3">Student</text:span><text:span text:style-name="T2"> table. </text:span></text:p>
      <text:p text:style-name="P19">SELECT SUM( DISTINCT Salary) AS "Total Salary" FROM STUDENT4; <text:s/></text:p>
      <text:p text:style-name="P34"/>
      <table:table table:name="Table17" table:style-name="Table17">
        <table:table-column table:style-name="Table17.A"/>
        <table:table-row table:style-name="Table17.1">
          <table:table-cell table:style-name="Table17.A1" office:value-type="string">
            <text:p text:style-name="P18">Total Salary</text:p>
          </table:table-cell>
        </table:table-row>
        <table:table-row table:style-name="TableLine797404905456">
          <table:table-cell table:style-name="Table17.A1" office:value-type="string">
            <text:p text:style-name="P60">201000</text:p>
          </table:table-cell>
        </table:table-row>
      </table:table>
      <text:h text:style-name="P78" text:outline-level="3">*SUM Function with WHERE Clause</text:h>
      <text:p text:style-name="P13"><text:span text:style-name="T2">The WHERE clause is used to filter the records of a table. This example will use the WHERE clause with the SUM() function to </text:span><text:span text:style-name="Strong_20_Emphasis"><text:span text:style-name="T14">calculate the total salary of employees whose working hour is greater than 9</text:span></text:span><text:span text:style-name="T2">.</text:span></text:p>
      <text:p text:style-name="P36">SELECT SUM(Salary) AS "Total Salary" <text:s/>FROM STUDENT4 <text:s/>WHERE Working_Hours&gt;9; </text:p>
      <text:p text:style-name="P36"/>
      <table:table table:name="Table18" table:style-name="Table18">
        <table:table-column table:style-name="Table18.A"/>
        <table:table-row table:style-name="TableLine797404900016">
          <table:table-cell table:style-name="Table18.A1" office:value-type="string">
            <text:p text:style-name="P36">Total Salary</text:p>
          </table:table-cell>
        </table:table-row>
        <table:table-row table:style-name="TableLine797404894848">
          <table:table-cell table:style-name="Table18.A1" office:value-type="string">
            <text:p text:style-name="P61">147000</text:p>
          </table:table-cell>
        </table:table-row>
      </table:table>
      <text:h text:style-name="P88" text:outline-level="3">*SUM Function with GROUP BY Clause</text:h>
      <text:p text:style-name="P21">The GROUP BY clause is used to groups rows that have the same values into summary rows. It is very useful in the aggregate function to produce summary reports. <text:span text:style-name="T55">We will get </text:span><text:soft-page-break/><text:span text:style-name="T55">an error </text:span>if we try to combine aggregate and non-aggregated columns in a SELECT statement as below:</text:p>
      <text:p text:style-name="P30">SELECT Department, SUM(Salary) AS "Total Salary" <text:s/>FROM STUDENT4; <text:s/></text:p>
      <text:p text:style-name="P86"/>
      <text:p text:style-name="P36"><text:span text:style-name="T26">However, if we use the GROUP BY clause, it does not throw an error. The below query will use the SUM() function to </text:span><text:span text:style-name="Strong_20_Emphasis"><text:span text:style-name="T32">calculate the sum of employee's salary based on each </text:span></text:span><text:span text:style-name="Strong_20_Emphasis"><text:span text:style-name="T33">Department</text:span></text:span><text:span text:style-name="Strong_20_Emphasis"><text:span text:style-name="T32">:</text:span></text:span><text:span text:style-name="T56"> </text:span></text:p>
      <text:p text:style-name="P36"/>
      <text:p text:style-name="P37">SELECT Department, SUM(Salary) AS "Total Salary" <text:s/>FROM STUDENT4 </text:p>
      <text:p text:style-name="P37">GROUP BY Department; <text:s/></text:p>
      <text:p text:style-name="P37"/>
      <table:table table:name="Table19" table:style-name="Table19">
        <table:table-column table:style-name="Table19.A"/>
        <table:table-column table:style-name="Table19.B"/>
        <table:table-row table:style-name="TableLine797404892944">
          <table:table-cell table:style-name="Table19.A1" office:value-type="string">
            <text:p text:style-name="P37">Department</text:p>
          </table:table-cell>
          <table:table-cell table:style-name="Table19.A1" office:value-type="string">
            <text:p text:style-name="P37">Total Salary</text:p>
          </table:table-cell>
        </table:table-row>
        <table:table-row table:style-name="TableLine797404903280">
          <table:table-cell table:style-name="Table19.A1" office:value-type="string">
            <text:p text:style-name="Table_20_Contents">IT</text:p>
          </table:table-cell>
          <table:table-cell table:style-name="Table19.A1" office:value-type="string">
            <text:p text:style-name="Table_20_Contents">43000</text:p>
          </table:table-cell>
        </table:table-row>
        <table:table-row table:style-name="TableLine797404894576">
          <table:table-cell table:style-name="Table19.A1" office:value-type="string">
            <text:p text:style-name="Table_20_Contents">Management</text:p>
          </table:table-cell>
          <table:table-cell table:style-name="Table19.A1" office:value-type="string">
            <text:p text:style-name="Table_20_Contents">59000</text:p>
          </table:table-cell>
        </table:table-row>
        <table:table-row table:style-name="TableLine797404893216">
          <table:table-cell table:style-name="Table19.A1" office:value-type="string">
            <text:p text:style-name="Table_20_Contents">Sales</text:p>
          </table:table-cell>
          <table:table-cell table:style-name="Table19.A1" office:value-type="string">
            <text:p text:style-name="Table_20_Contents">80000</text:p>
          </table:table-cell>
        </table:table-row>
        <table:table-row table:style-name="TableLine797404899200">
          <table:table-cell table:style-name="Table19.A1" office:value-type="string">
            <text:p text:style-name="Table_20_Contents">Training</text:p>
          </table:table-cell>
          <table:table-cell table:style-name="Table19.A1" office:value-type="string">
            <text:p text:style-name="Table_20_Contents">40000</text:p>
          </table:table-cell>
        </table:table-row>
      </table:table>
      <text:p text:style-name="P36"/>
      <text:h text:style-name="P78" text:outline-level="3">*SUM Function with ORDER BY Clause</text:h>
      <text:p text:style-name="P17">The ORDER BY clause is used to organize the table either in ascending or descending order. The below example will use the SUM() function with the ORDER BY clause, calculate the sum of employee's salary based on each <text:span text:style-name="T58">Department</text:span> and then sorts the result set in the ascending order of total summed salary:</text:p>
      <text:p text:style-name="P38">SELECT Department, SUM(Salary) AS "Total Salary" <text:s/>FROM STUDENT4 <text:s/></text:p>
      <text:p text:style-name="P38">GROUP BY Department <text:s/>ORDER BY SUM(Salary); <text:s/></text:p>
      <text:p text:style-name="P36"/>
      <table:table table:name="Table20" table:style-name="Table20">
        <table:table-column table:style-name="Table20.A"/>
        <table:table-column table:style-name="Table20.B"/>
        <table:table-row table:style-name="TableLine797404896480">
          <table:table-cell table:style-name="Table20.A1" office:value-type="string">
            <text:p text:style-name="P37">Department</text:p>
          </table:table-cell>
          <table:table-cell table:style-name="Table20.A1" office:value-type="string">
            <text:p text:style-name="P37">Total Salary</text:p>
          </table:table-cell>
        </table:table-row>
        <table:table-row table:style-name="TableLine797404895120">
          <table:table-cell table:style-name="Table20.A1" office:value-type="string">
            <text:p text:style-name="Table_20_Contents">Training</text:p>
          </table:table-cell>
          <table:table-cell table:style-name="Table20.A1" office:value-type="string">
            <text:p text:style-name="Table_20_Contents">40000</text:p>
          </table:table-cell>
        </table:table-row>
        <table:table-row table:style-name="TableLine797404897296">
          <table:table-cell table:style-name="Table20.A1" office:value-type="string">
            <text:p text:style-name="Table_20_Contents">IT</text:p>
          </table:table-cell>
          <table:table-cell table:style-name="Table20.A1" office:value-type="string">
            <text:p text:style-name="Table_20_Contents">43000</text:p>
          </table:table-cell>
        </table:table-row>
        <table:table-row table:style-name="TableLine797404895392">
          <table:table-cell table:style-name="Table20.A1" office:value-type="string">
            <text:p text:style-name="Table_20_Contents">Management</text:p>
          </table:table-cell>
          <table:table-cell table:style-name="Table20.A1" office:value-type="string">
            <text:p text:style-name="Table_20_Contents">59000</text:p>
          </table:table-cell>
        </table:table-row>
        <table:table-row table:style-name="TableLine797404899472">
          <table:table-cell table:style-name="Table20.A1" office:value-type="string">
            <text:p text:style-name="Table_20_Contents">Sales</text:p>
          </table:table-cell>
          <table:table-cell table:style-name="Table20.A1" office:value-type="string">
            <text:p text:style-name="Table_20_Contents">80000</text:p>
          </table:table-cell>
        </table:table-row>
      </table:table>
      <text:h text:style-name="P78" text:outline-level="3">*SUM Function with HAVING Clause</text:h>
      <text:p text:style-name="P17">T<text:span text:style-name="T56">he HAVING clause is used with the GROUP BY clause to filter the grouped rows. This example uses the HAVING clause with the SUM() function, calculate the sum of an employee's salary based on each </text:span><text:span text:style-name="T57">Department</text:span><text:span text:style-name="T56"> and then check whether the aggregated salary is greater than 50000 or not. If this is true, the corresponding records displayed in the ascending order of total summed salary:</text:span></text:p>
      <text:p text:style-name="P39">SELECT Department, SUM(Salary) AS "Total Salary" <text:s/>FROM STUDENT4 <text:s/></text:p>
      <text:p text:style-name="P39">GROUP BY Department <text:s/>HAVING SUM(Salary)&gt;50000 <text:s/>ORDER BY SUM(Salary); <text:s text:c="2"/></text:p>
      <text:p text:style-name="P36"/>
      <table:table table:name="Table21" table:style-name="Table21">
        <table:table-column table:style-name="Table21.A"/>
        <table:table-column table:style-name="Table21.B"/>
        <table:table-row table:style-name="TableLine797404900288">
          <table:table-cell table:style-name="Table21.A1" office:value-type="string">
            <text:p text:style-name="P37">Department</text:p>
          </table:table-cell>
          <table:table-cell table:style-name="Table21.A1" office:value-type="string">
            <text:p text:style-name="P37">Total Salary</text:p>
          </table:table-cell>
        </table:table-row>
        <table:table-row table:style-name="TableLine797404906272">
          <table:table-cell table:style-name="Table21.A1" office:value-type="string">
            <text:p text:style-name="Table_20_Contents">Management</text:p>
          </table:table-cell>
          <table:table-cell table:style-name="Table21.A1" office:value-type="string">
            <text:p text:style-name="Table_20_Contents">59000</text:p>
          </table:table-cell>
        </table:table-row>
        <text:soft-page-break/>
        <table:table-row table:style-name="TableLine797404903008">
          <table:table-cell table:style-name="Table21.A1" office:value-type="string">
            <text:p text:style-name="Table_20_Contents">Sales</text:p>
          </table:table-cell>
          <table:table-cell table:style-name="Table21.A1" office:value-type="string">
            <text:p text:style-name="Table_20_Contents">80000</text:p>
          </table:table-cell>
        </table:table-row>
      </table:table>
      <text:h text:style-name="P78" text:outline-level="3">*SUM Function with OVER()</text:h>
      <text:p text:style-name="P21">The OVER() clause determines which rows from the query are applied to the function, in what order the function evaluates them, and when the function's calculations should restart. The below query provide a cumulative total sales for each <text:span text:style-name="T59">Department</text:span> in the <text:span text:style-name="T59">Student</text:span> table:</text:p>
      <text:p text:style-name="P39">SELECT DISTINCT Department, SUM(Salary) OVER (PARTITION BY Department) </text:p>
      <text:p text:style-name="P39">AS "Total Salary" <text:s/>FROM STUDENT4; <text:s text:c="2"/></text:p>
      <text:p text:style-name="P36"/>
      <table:table table:name="Table22" table:style-name="Table22">
        <table:table-column table:style-name="Table22.A"/>
        <table:table-column table:style-name="Table22.B"/>
        <table:table-row table:style-name="TableLine797404901648">
          <table:table-cell table:style-name="Table22.A1" office:value-type="string">
            <text:p text:style-name="P37">Department</text:p>
          </table:table-cell>
          <table:table-cell table:style-name="Table22.A1" office:value-type="string">
            <text:p text:style-name="P37">Total Salary</text:p>
          </table:table-cell>
        </table:table-row>
        <table:table-row table:style-name="TableLine797404913888">
          <table:table-cell table:style-name="Table22.A1" office:value-type="string">
            <text:p text:style-name="Table_20_Contents">IT</text:p>
          </table:table-cell>
          <table:table-cell table:style-name="Table22.A1" office:value-type="string">
            <text:p text:style-name="Table_20_Contents">43000</text:p>
          </table:table-cell>
        </table:table-row>
        <table:table-row table:style-name="TableLine797404911168">
          <table:table-cell table:style-name="Table22.A1" office:value-type="string">
            <text:p text:style-name="Table_20_Contents">Management</text:p>
          </table:table-cell>
          <table:table-cell table:style-name="Table22.A1" office:value-type="string">
            <text:p text:style-name="Table_20_Contents">59000</text:p>
          </table:table-cell>
        </table:table-row>
        <table:table-row table:style-name="TableLine797404914160">
          <table:table-cell table:style-name="Table22.A1" office:value-type="string">
            <text:p text:style-name="Table_20_Contents">Sales</text:p>
          </table:table-cell>
          <table:table-cell table:style-name="Table22.A1" office:value-type="string">
            <text:p text:style-name="Table_20_Contents">80000</text:p>
          </table:table-cell>
        </table:table-row>
        <table:table-row table:style-name="TableLine797404911712">
          <table:table-cell table:style-name="Table22.A1" office:value-type="string">
            <text:p text:style-name="Table_20_Contents">Training</text:p>
          </table:table-cell>
          <table:table-cell table:style-name="Table22.A1" office:value-type="string">
            <text:p text:style-name="Table_20_Contents">40000</text:p>
          </table:table-cell>
        </table:table-row>
      </table:table>
      <text:p text:style-name="P36"/>
      <text:list xml:id="list1339409615" text:style-name="L4">
        <text:list-item>
          <text:h text:style-name="P91" text:outline-level="1">SQL Server AVG() Function</text:h>
        </text:list-item>
      </text:list>
      <text:p text:style-name="P13"><text:span text:style-name="T26">The AVG() function in SQL Server is a part of an aggregate function.</text:span><text:span text:style-name="Strong_20_Emphasis"><text:span text:style-name="T34">We use this function to calculate the average value of an expression</text:span></text:span><text:span text:style-name="T26">. This function ignores the NULL values. However, when the result set does not have any rows, it returns NULL. The AVG() is a built-in function usually used with the </text:span><text:span text:style-name="Strong_20_Emphasis"><text:span text:style-name="T34">SELECT </text:span></text:span><text:span text:style-name="T26">statement.</text:span></text:p>
      <text:p text:style-name="P74"><text:span text:style-name="T50">SELECT </text:span><text:span text:style-name="T53">AVG</text:span>(<text:span text:style-name="T60">ALL </text:span>| <text:span text:style-name="T50">DISTINCT </text:span>expression) <text:span text:style-name="T50">FROM </text:span>table_name(s) [<text:span text:style-name="T50">WHERE </text:span>conditions];</text:p>
      <text:p text:style-name="P36"><text:span text:style-name="Strong_20_Emphasis"><text:span text:style-name="T35">ALL| DISTINCT: </text:span></text:span><text:span text:style-name="T26">ALL is used by default that instructs the function to operate on all values for calculation. In comparison, the DISTINCT tells the function to take only unique values.</text:span><text:span text:style-name="T56"> </text:span></text:p>
      <text:p text:style-name="P30"/>
      <text:h text:style-name="P84" text:outline-level="3">AVG() Function Example</text:h>
      <text:p text:style-name="P30"/>
      <text:h text:style-name="P78" text:outline-level="3">*Basic Example of AVERAGE Function</text:h>
      <text:p text:style-name="P13"><text:span text:style-name="T2">This example explains the basic use of an AVERAGE function in SQL Server. It returns the average value of an expression, including null, non-null, and duplicates. Suppose we want to </text:span><text:span text:style-name="Strong_20_Emphasis"><text:span text:style-name="T14">calculate the average working hours of all employees </text:span></text:span><text:span text:style-name="T2">listed in the table.</text:span></text:p>
      <text:p text:style-name="P22"><text:span text:style-name="T36">SELECT AVG(Working_Hours) AS "Average Working Hours" FROM STUDENT4;</text:span><text:span text:style-name="T22"> <text:s text:c="2"/></text:span></text:p>
      <table:table table:name="Table23" table:style-name="Table23">
        <table:table-column table:style-name="Table23.A"/>
        <table:table-row table:style-name="TableLine797404795568">
          <table:table-cell table:style-name="Table23.A1" office:value-type="string">
            <text:p text:style-name="P97">Average Working Hours</text:p>
          </table:table-cell>
        </table:table-row>
        <table:table-row table:style-name="TableLine797404801824">
          <table:table-cell table:style-name="Table23.A1" office:value-type="string">
            <text:p text:style-name="P62">11</text:p>
          </table:table-cell>
        </table:table-row>
      </table:table>
      <text:p text:style-name="P36"/>
      <text:h text:style-name="P78" text:outline-level="3"><text:soft-page-break/>*AVERAGE Function with WHERE Clause</text:h>
      <text:p text:style-name="P13"><text:span text:style-name="T2">SQL Server uses the WHERE clause to filter the records of a table. This example will use the WHERE clause with the AVG() function to get the </text:span><text:span text:style-name="Strong_20_Emphasis"><text:span text:style-name="T14">average working hours of employees whose </text:span></text:span><text:span text:style-name="Strong_20_Emphasis"><text:span text:style-name="T16">Department</text:span></text:span><text:span text:style-name="Strong_20_Emphasis"><text:span text:style-name="T14"> is a </text:span></text:span><text:span text:style-name="Strong_20_Emphasis"><text:span text:style-name="T16">Management</text:span></text:span><text:span text:style-name="T2">.</text:span></text:p>
      <text:p text:style-name="P40">SELECT <text:s/>AVG(Working_Hours) AS "Average Working Hours" <text:s/>FROM STUDENT4 <text:s/></text:p>
      <text:p text:style-name="P40">WHERE Department = 'Management'; <text:s/></text:p>
      <text:p text:style-name="P40"/>
      <table:table table:name="Table24" table:style-name="Table24">
        <table:table-column table:style-name="Table24.A"/>
        <table:table-row table:style-name="TableLine797404791216">
          <table:table-cell table:style-name="Table24.A1" office:value-type="string">
            <text:p text:style-name="P98">Average Working Hours</text:p>
          </table:table-cell>
        </table:table-row>
        <table:table-row table:style-name="TableLine797404802912">
          <table:table-cell table:style-name="Table24.A1" office:value-type="string">
            <text:p text:style-name="P63">1<text:span text:style-name="T61">2</text:span></text:p>
          </table:table-cell>
        </table:table-row>
      </table:table>
      <text:p text:style-name="P40"/>
      <text:h text:style-name="P78" text:outline-level="3">*AVERAGE Function with GROUP BY Clause</text:h>
      <text:p text:style-name="P13"><text:span text:style-name="T2">SQL Server uses the GROUP BY clause to group rows having the same values into summary rows. We use this clause because it produces the summary reports to make further strategies. The below query will use the AVG() function to </text:span><text:span text:style-name="Strong_20_Emphasis"><text:span text:style-name="T14">return the total working hours of </text:span></text:span><text:span text:style-name="Strong_20_Emphasis"><text:span text:style-name="T16">Student</text:span></text:span><text:span text:style-name="Strong_20_Emphasis"><text:span text:style-name="T14"> in each </text:span></text:span><text:span text:style-name="Strong_20_Emphasis"><text:span text:style-name="T16">Department</text:span></text:span><text:span text:style-name="Strong_20_Emphasis"><text:span text:style-name="T14"> </text:span></text:span><text:span text:style-name="T2">listed in the table:</text:span></text:p>
      <text:p text:style-name="P36">SELECT <text:s text:c="2"/>Department ,AVG(Working_Hours) AS "Average Working Hours" <text:s/>FROM <text:s/>STUDENT4 <text:s/>GROUP BY Department; </text:p>
      <text:p text:style-name="P36"/>
      <table:table table:name="Table25" table:style-name="Table25">
        <table:table-column table:style-name="Table25.A"/>
        <table:table-column table:style-name="Table25.B"/>
        <table:table-row table:style-name="TableLine797404792304">
          <table:table-cell table:style-name="Table25.A1" office:value-type="string">
            <text:p text:style-name="P64">Department</text:p>
          </table:table-cell>
          <table:table-cell table:style-name="Table25.A1" office:value-type="string">
            <text:p text:style-name="P40">Average Working Hours</text:p>
          </table:table-cell>
        </table:table-row>
        <table:table-row table:style-name="TableLine797404799648">
          <table:table-cell table:style-name="Table25.A1" office:value-type="string">
            <text:p text:style-name="Table_20_Contents">IT</text:p>
          </table:table-cell>
          <table:table-cell table:style-name="Table25.A1" office:value-type="string">
            <text:p text:style-name="Table_20_Contents">12</text:p>
          </table:table-cell>
        </table:table-row>
        <table:table-row table:style-name="TableLine797404800464">
          <table:table-cell table:style-name="Table25.A1" office:value-type="string">
            <text:p text:style-name="Table_20_Contents">Management</text:p>
          </table:table-cell>
          <table:table-cell table:style-name="Table25.A1" office:value-type="string">
            <text:p text:style-name="Table_20_Contents">12</text:p>
          </table:table-cell>
        </table:table-row>
        <table:table-row table:style-name="TableLine797404787680">
          <table:table-cell table:style-name="Table25.A1" office:value-type="string">
            <text:p text:style-name="Table_20_Contents">Sales</text:p>
          </table:table-cell>
          <table:table-cell table:style-name="Table25.A1" office:value-type="string">
            <text:p text:style-name="Table_20_Contents">9</text:p>
          </table:table-cell>
        </table:table-row>
        <table:table-row table:style-name="TableLine797404787952">
          <table:table-cell table:style-name="Table25.A1" office:value-type="string">
            <text:p text:style-name="Table_20_Contents">Training</text:p>
          </table:table-cell>
          <table:table-cell table:style-name="Table25.A1" office:value-type="string">
            <text:p text:style-name="Table_20_Contents">9</text:p>
          </table:table-cell>
        </table:table-row>
      </table:table>
      <text:p text:style-name="P36"/>
      <text:h text:style-name="P78" text:outline-level="3">*AVERAGE Function with ORDER BY Clause</text:h>
      <text:p text:style-name="P17">SQL Server uses the ORDER BY clause to sort the table either in ascending or descending order. The below example will use the AVG() function with the ORDER BY clause, calculate the average working hours of employees associated with each occupation and then sorts the result set in the descending order of the aggregated average value:</text:p>
      <text:p text:style-name="P36"/>
      <text:p text:style-name="P36">SELECT <text:s/>Department, AVG(Working_Hours) AS "Average Working Hours" <text:s/>FROM <text:s/>STUDENT4 <text:s/>GROUP BY Department <text:s/>ORDER BY AVG(Working_Hours) DESC; <text:s/></text:p>
      <text:p text:style-name="P36"/>
      <table:table table:name="Table26" table:style-name="Table26">
        <table:table-column table:style-name="Table26.A"/>
        <table:table-column table:style-name="Table26.B"/>
        <table:table-row table:style-name="TableLine797404788496">
          <table:table-cell table:style-name="Table26.A1" office:value-type="string">
            <text:p text:style-name="P64">Department</text:p>
          </table:table-cell>
          <table:table-cell table:style-name="Table26.A1" office:value-type="string">
            <text:p text:style-name="P40">Average Working Hours</text:p>
          </table:table-cell>
        </table:table-row>
        <table:table-row table:style-name="TableLine797404789856">
          <table:table-cell table:style-name="Table26.A1" office:value-type="string">
            <text:p text:style-name="Table_20_Contents">IT</text:p>
          </table:table-cell>
          <table:table-cell table:style-name="Table26.A1" office:value-type="string">
            <text:p text:style-name="Table_20_Contents">12</text:p>
          </table:table-cell>
        </table:table-row>
        <table:table-row table:style-name="TableLine797404807264">
          <table:table-cell table:style-name="Table26.A1" office:value-type="string">
            <text:p text:style-name="Table_20_Contents">Management</text:p>
          </table:table-cell>
          <table:table-cell table:style-name="Table26.A1" office:value-type="string">
            <text:p text:style-name="Table_20_Contents">12</text:p>
          </table:table-cell>
        </table:table-row>
        <table:table-row table:style-name="TableLine797404807808">
          <table:table-cell table:style-name="Table26.A1" office:value-type="string">
            <text:p text:style-name="Table_20_Contents">Sales</text:p>
          </table:table-cell>
          <table:table-cell table:style-name="Table26.A1" office:value-type="string">
            <text:p text:style-name="Table_20_Contents">9</text:p>
          </table:table-cell>
        </table:table-row>
        <table:table-row table:style-name="TableLine797404812704">
          <table:table-cell table:style-name="Table26.A1" office:value-type="string">
            <text:p text:style-name="Table_20_Contents">Training</text:p>
          </table:table-cell>
          <table:table-cell table:style-name="Table26.A1" office:value-type="string">
            <text:p text:style-name="Table_20_Contents">9</text:p>
          </table:table-cell>
        </table:table-row>
      </table:table>
      <text:p text:style-name="P36"/>
      <text:h text:style-name="P78" text:outline-level="3"><text:soft-page-break/>*AVERAGE Function with HAVING Clause</text:h>
      <text:p text:style-name="P21">SQL Server uses the HAVING clause to filter the grouped rows, and this clause always needs the GROUP BY clause to produce the output. The below example will use the HAVING clause with the AVG() function. It calculates the average working hours of employees in each <text:span text:style-name="T62">Department </text:span>and then checks whether the aggregated average is greater than ten or not. If this is true, the corresponding result returns in the ascending order of an aggregated average value:</text:p>
      <text:p text:style-name="P36">SELECT <text:s/>Department, AVG(Working_Hours) AS <text:s/>"Average Working Hours" FROM <text:s/>STUDENT4 GROUP BY Department HAVING AVG(Working_Hours)&gt;10 <text:s/>ORDER BY AVG(Working_Hours); <text:s/></text:p>
      <text:p text:style-name="P36"/>
      <table:table table:name="Table27" table:style-name="Table27">
        <table:table-column table:style-name="Table27.A"/>
        <table:table-column table:style-name="Table27.B"/>
        <table:table-row table:style-name="TableLine797404797744">
          <table:table-cell table:style-name="Table27.A1" office:value-type="string">
            <text:p text:style-name="P66">Department</text:p>
          </table:table-cell>
          <table:table-cell table:style-name="Table27.A1" office:value-type="string">
            <text:p text:style-name="P41">Average Working Hours</text:p>
          </table:table-cell>
        </table:table-row>
        <table:table-row table:style-name="TableLine797404812160">
          <table:table-cell table:style-name="Table27.A1" office:value-type="string">
            <text:p text:style-name="Table_20_Contents">IT</text:p>
          </table:table-cell>
          <table:table-cell table:style-name="Table27.A1" office:value-type="string">
            <text:p text:style-name="Table_20_Contents">12</text:p>
          </table:table-cell>
        </table:table-row>
        <table:table-row table:style-name="TableLine797404805360">
          <table:table-cell table:style-name="Table27.A1" office:value-type="string">
            <text:p text:style-name="Table_20_Contents">Management</text:p>
          </table:table-cell>
          <table:table-cell table:style-name="Table27.A1" office:value-type="string">
            <text:p text:style-name="Table_20_Contents">12</text:p>
          </table:table-cell>
        </table:table-row>
      </table:table>
      <text:p text:style-name="P36"/>
      <text:h text:style-name="P78" text:outline-level="3">*AVERAGE Function with DISTINCT Clause</text:h>
      <text:p text:style-name="P13"><text:span text:style-name="T2">SQL Server uses the DISTINCT keyword to remove the duplicate data from the table. Suppose we want to </text:span><text:span text:style-name="Strong_20_Emphasis"><text:span text:style-name="T14">calculate the total working hours of unique </text:span></text:span><text:span text:style-name="Strong_20_Emphasis"><text:span text:style-name="T17">student</text:span></text:span><text:span text:style-name="Strong_20_Emphasis"><text:span text:style-name="T14"> in each </text:span></text:span><text:span text:style-name="Strong_20_Emphasis"><text:span text:style-name="T17">Department </text:span></text:span><text:span text:style-name="T2">listed in the </text:span><text:span text:style-name="T4">student t</text:span><text:span text:style-name="T2">able.</text:span></text:p>
      <text:p text:style-name="P41">SELECT Department, AVG( DISTINCT Working_Hours) AS "Average Working Hours" <text:s text:c="2"/></text:p>
      <text:p text:style-name="P41">FROM STUDENT4 <text:s/>GROUP BY Department; <text:s/></text:p>
      <text:p text:style-name="P41"/>
      <table:table table:name="Table28" table:style-name="Table28">
        <table:table-column table:style-name="Table28.A"/>
        <table:table-column table:style-name="Table28.B"/>
        <table:table-row table:style-name="TableLine797404810256">
          <table:table-cell table:style-name="Table28.A1" office:value-type="string">
            <text:p text:style-name="P65">Department</text:p>
          </table:table-cell>
          <table:table-cell table:style-name="Table28.A1" office:value-type="string">
            <text:p text:style-name="P41">Average Working Hours</text:p>
          </table:table-cell>
        </table:table-row>
        <table:table-row table:style-name="TableLine797404856768">
          <table:table-cell table:style-name="Table28.A1" office:value-type="string">
            <text:p text:style-name="P67">IT</text:p>
          </table:table-cell>
          <table:table-cell table:style-name="Table28.A1" office:value-type="string">
            <text:p text:style-name="P67">12</text:p>
          </table:table-cell>
        </table:table-row>
        <table:table-row table:style-name="TableLine797404872816">
          <table:table-cell table:style-name="Table28.A1" office:value-type="string">
            <text:p text:style-name="P67">Management</text:p>
          </table:table-cell>
          <table:table-cell table:style-name="Table28.A1" office:value-type="string">
            <text:p text:style-name="P67">12</text:p>
          </table:table-cell>
        </table:table-row>
        <table:table-row table:style-name="TableLine797404863024">
          <table:table-cell table:style-name="Table28.A1" office:value-type="string">
            <text:p text:style-name="P67">Sales</text:p>
          </table:table-cell>
          <table:table-cell table:style-name="Table28.A1" office:value-type="string">
            <text:p text:style-name="P67">9</text:p>
          </table:table-cell>
        </table:table-row>
        <table:table-row table:style-name="TableLine797404873088">
          <table:table-cell table:style-name="Table28.A1" office:value-type="string">
            <text:p text:style-name="P67">Training</text:p>
          </table:table-cell>
          <table:table-cell table:style-name="Table28.A1" office:value-type="string">
            <text:p text:style-name="P67">9</text:p>
          </table:table-cell>
        </table:table-row>
      </table:table>
      <text:list xml:id="list2809473209" text:style-name="L5">
        <text:list-item>
          <text:h text:style-name="P92" text:outline-level="1">SQL Server COUNT() Function</text:h>
        </text:list-item>
      </text:list>
      <text:p text:style-name="P13"><text:span text:style-name="T2">The COUNT() function in SQL Server is a part of the aggregate function </text:span><text:span text:style-name="Strong_20_Emphasis"><text:span text:style-name="T14">used for calculating the total number of rows present in the table</text:span></text:span><text:span text:style-name="T2">. When the result set does not have any rows, it returns </text:span><text:span text:style-name="Strong_20_Emphasis"><text:span text:style-name="T14">NULL</text:span></text:span><text:span text:style-name="T2">. It is usually used with the SELECT statement, and its return type is </text:span><text:span text:style-name="Strong_20_Emphasis"><text:span text:style-name="T14">INT</text:span></text:span><text:span text:style-name="T2">.</text:span></text:p>
      <text:p text:style-name="P75"><text:span text:style-name="T50">SELECT </text:span><text:span text:style-name="T53">COUNT</text:span>(expression) <text:span text:style-name="T50">FROM </text:span>table_name(s) [<text:span text:style-name="T50">WHERE </text:span>conditions];</text:p>
      <text:p text:style-name="P76"><text:span text:style-name="Strong_20_Emphasis"><text:span text:style-name="T14">SQL Server allows us to use the count function in three forms that are listed below:</text:span></text:span></text:p>
      <text:list xml:id="list486720976" text:style-name="L6">
        <text:list-item>
          <text:p text:style-name="P104"><text:span text:style-name="Strong_20_Emphasis"><text:span text:style-name="T34">COUNT(*): </text:span></text:span><text:span text:style-name="T26">It is used with the SELECT statement to get the total number of rows present in a result set. The result set can contain non-null, null, and duplicates rows.</text:span></text:p>
        </text:list-item>
        <text:list-item>
          <text:p text:style-name="P104"><text:span text:style-name="Strong_20_Emphasis"><text:span text:style-name="T34">COUNT(ALL expression): </text:span></text:span><text:span text:style-name="T26">This function is used to get the total number of rows present in the table without containing null rows.</text:span></text:p>
        </text:list-item>
        <text:list-item>
          <text:p text:style-name="P104"><text:soft-page-break/><text:span text:style-name="Strong_20_Emphasis"><text:span text:style-name="T34">COUNT(DISTINCT expression): </text:span></text:span><text:span text:style-name="T26">This function is used to calculate only the unique number of rows present in the table without containing null values.</text:span></text:p>
        </text:list-item>
      </text:list>
      <text:h text:style-name="P85" text:outline-level="3">COUNT() Function Example</text:h>
      <text:h text:style-name="P79" text:outline-level="3">*Basic Example of COUNT Function</text:h>
      <text:p text:style-name="P17">This example explains the very basic use of a COUNT function. It displays the total number of rows present in the table, including null, non-null, and duplicates. Suppose we want to calculate the total number of employees listed in the given table. </text:p>
      <text:p text:style-name="P96">SELECT COUNT(*) AS "Total Employee" FROM STUDENT4; </text:p>
      <table:table table:name="Table29" table:style-name="Table29">
        <table:table-column table:style-name="Table29.A"/>
        <table:table-row table:style-name="TableLine797404870912">
          <table:table-cell table:style-name="Table29.A1" office:value-type="string">
            <text:p text:style-name="P99">Total Employee</text:p>
          </table:table-cell>
        </table:table-row>
        <table:table-row table:style-name="TableLine797404857040">
          <table:table-cell table:style-name="Table29.A1" office:value-type="string">
            <text:p text:style-name="P49">10</text:p>
          </table:table-cell>
        </table:table-row>
      </table:table>
      <text:h text:style-name="P24" text:outline-level="3"><text:span text:style-name="T39">*</text:span><text:span text:style-name="T37">COUNT Function with DISTINCT Clause</text:span></text:h>
      <text:p text:style-name="P13"><text:span text:style-name="T2">The DISTINCT keyword </text:span><text:span text:style-name="Strong_20_Emphasis"><text:span text:style-name="T14">considered only the unique data </text:span></text:span><text:span text:style-name="T2">of the table. Suppose we want to calculate the total number of unique employees listed in the </text:span><text:span text:style-name="T5">Student </text:span><text:span text:style-name="T2">table. </text:span></text:p>
      <text:p text:style-name="P13"><text:span text:style-name="T29">SELECT COUNT(DISTINCT Name) AS "Total Employee" <text:s/>FROM STUDENT4</text:span><text:span text:style-name="T2">; <text:s/></text:span></text:p>
      <table:table table:name="Table30" table:style-name="Table30">
        <table:table-column table:style-name="Table30.A"/>
        <table:table-row table:style-name="TableLine797404873360">
          <table:table-cell table:style-name="Table30.A1" office:value-type="string">
            <text:p text:style-name="P100">Total Employee</text:p>
          </table:table-cell>
        </table:table-row>
        <table:table-row table:style-name="TableLine797404871184">
          <table:table-cell table:style-name="Table30.A1" office:value-type="string">
            <text:p text:style-name="P50">9</text:p>
          </table:table-cell>
        </table:table-row>
      </table:table>
      <text:p text:style-name="P42"/>
      <text:p text:style-name="P42"><text:span text:style-name="T2">It is another example that uses the COUNT(expression) function to calculate the total number of non-null values in the employee_info table:</text:span> </text:p>
      <text:p text:style-name="P42"/>
      <text:p text:style-name="P42">SELECT COUNT(Name) AS "Total Employee" <text:s/>FROM STUDENT4; <text:s/></text:p>
      <text:p text:style-name="P42"/>
      <table:table table:name="Table31" table:style-name="Table31">
        <table:table-column table:style-name="Table31.A"/>
        <table:table-row table:style-name="TableLine797404871456">
          <table:table-cell table:style-name="Table31.A1" office:value-type="string">
            <text:p text:style-name="P100">Total Employee</text:p>
          </table:table-cell>
        </table:table-row>
        <table:table-row table:style-name="TableLine797113974608">
          <table:table-cell table:style-name="Table31.A1" office:value-type="string">
            <text:p text:style-name="P50">9</text:p>
          </table:table-cell>
        </table:table-row>
      </table:table>
      <text:h text:style-name="P80" text:outline-level="3">*COUNT Function with WHERE Clause</text:h>
      <text:p text:style-name="P13"><text:span text:style-name="T2">The WHERE clause is used to </text:span><text:span text:style-name="Strong_20_Emphasis"><text:span text:style-name="T14">filter the records </text:span></text:span><text:span text:style-name="T2">of a table. This example will use the WHERE clause with the COUNT() function to return the total number of employees whose salary is less than 50000 and working hours greater than 9.</text:span></text:p>
      <text:p text:style-name="P42">SELECT COUNT(Name) AS "Total Employee" <text:s/>FROM STUDENT4 </text:p>
      <text:p text:style-name="P42">WHERE Salary&lt;50000 AND Working_Hours&gt;9; <text:s/></text:p>
      <text:p text:style-name="P42"/>
      <table:table table:name="Table32" table:style-name="Table32">
        <table:table-column table:style-name="Table32.A"/>
        <table:table-row table:style-name="TableLine797113976784">
          <table:table-cell table:style-name="Table32.A1" office:value-type="string">
            <text:p text:style-name="P100">Total Employee</text:p>
          </table:table-cell>
        </table:table-row>
        <table:table-row table:style-name="TableLine797113966448">
          <table:table-cell table:style-name="Table32.A1" office:value-type="string">
            <text:p text:style-name="P50">7</text:p>
          </table:table-cell>
        </table:table-row>
      </table:table>
      <text:p text:style-name="P42"/>
      <text:h text:style-name="P80" text:outline-level="3"><text:soft-page-break/>*COUNT Function with GROUP BY Clause</text:h>
      <text:p text:style-name="P13"><text:span text:style-name="T2">The GROUP BY clause is used to </text:span><text:span text:style-name="Strong_20_Emphasis"><text:span text:style-name="T14">groups rows that have the same values </text:span></text:span><text:span text:style-name="T2">into summary rows. It is very useful in the aggregate function to produce summary reports. The below query will use the COUNT() function </text:span><text:span text:style-name="Strong_20_Emphasis"><text:span text:style-name="T14">to count the total number of </text:span></text:span><text:span text:style-name="Strong_20_Emphasis"><text:span text:style-name="T18">Student</text:span></text:span><text:span text:style-name="Strong_20_Emphasis"><text:span text:style-name="T14"> in each </text:span></text:span><text:span text:style-name="Strong_20_Emphasis"><text:span text:style-name="T18">Department</text:span></text:span><text:span text:style-name="Strong_20_Emphasis"><text:span text:style-name="T14">:</text:span></text:span></text:p>
      <text:p text:style-name="P43">SELECT Department, COUNT(Name) AS "Total Employee" <text:s/>FROM STUDENT4 </text:p>
      <text:p text:style-name="P43">GROUP BY Department; <text:s/></text:p>
      <text:p text:style-name="P43"/>
      <table:table table:name="Table33" table:style-name="Table33">
        <table:table-column table:style-name="Table33.A"/>
        <table:table-column table:style-name="Table33.B"/>
        <table:table-row table:style-name="TableLine797113977056">
          <table:table-cell table:style-name="Table33.A1" office:value-type="string">
            <text:p text:style-name="P69">Department</text:p>
          </table:table-cell>
          <table:table-cell table:style-name="Table33.A1" office:value-type="string">
            <text:p text:style-name="P43">Total Employee</text:p>
          </table:table-cell>
        </table:table-row>
        <table:table-row table:style-name="TableLine797113969984">
          <table:table-cell table:style-name="Table33.A1" office:value-type="string">
            <text:p text:style-name="Table_20_Contents">IT</text:p>
          </table:table-cell>
          <table:table-cell table:style-name="Table33.A1" office:value-type="string">
            <text:p text:style-name="Table_20_Contents">2</text:p>
          </table:table-cell>
        </table:table-row>
        <table:table-row table:style-name="TableLine797113975696">
          <table:table-cell table:style-name="Table33.A1" office:value-type="string">
            <text:p text:style-name="Table_20_Contents">Management</text:p>
          </table:table-cell>
          <table:table-cell table:style-name="Table33.A1" office:value-type="string">
            <text:p text:style-name="Table_20_Contents">3</text:p>
          </table:table-cell>
        </table:table-row>
        <table:table-row table:style-name="TableLine797113975424">
          <table:table-cell table:style-name="Table33.A1" office:value-type="string">
            <text:p text:style-name="Table_20_Contents">Sales</text:p>
          </table:table-cell>
          <table:table-cell table:style-name="Table33.A1" office:value-type="string">
            <text:p text:style-name="Table_20_Contents">2</text:p>
          </table:table-cell>
        </table:table-row>
        <table:table-row table:style-name="TableLine797113971072">
          <table:table-cell table:style-name="Table33.A1" office:value-type="string">
            <text:p text:style-name="Table_20_Contents">Training</text:p>
          </table:table-cell>
          <table:table-cell table:style-name="Table33.A1" office:value-type="string">
            <text:p text:style-name="Table_20_Contents">2</text:p>
          </table:table-cell>
        </table:table-row>
      </table:table>
      <text:p text:style-name="P43"/>
      <text:h text:style-name="P81" text:outline-level="3">*COUNT Function with ORDER BY Clause</text:h>
      <text:p text:style-name="P13"><text:span text:style-name="T2">The ORDER BY clause allows us to </text:span><text:span text:style-name="Strong_20_Emphasis"><text:span text:style-name="T14">display the table either in ascending or descending order</text:span></text:span><text:span text:style-name="T2">. The below example will use the COUNT() function with the ORDER BY clause, calculate the total number of employees in each occupation and then sorts the result set based on the number of employees in the ascending order:</text:span></text:p>
      <text:p text:style-name="P43">SELECT Department, COUNT(Name) AS "Total Employee" <text:s/>FROM STUDENT4</text:p>
      <text:p text:style-name="P43"><text:s/>GROUP BY Department ORDER BY COUNT(Name); <text:s/></text:p>
      <text:p text:style-name="P43"/>
      <table:table table:name="Table34" table:style-name="Table34">
        <table:table-column table:style-name="Table34.A"/>
        <table:table-column table:style-name="Table34.B"/>
        <table:table-row table:style-name="TableLine797113965360">
          <table:table-cell table:style-name="Table34.A1" office:value-type="string">
            <text:p text:style-name="P69">Department</text:p>
          </table:table-cell>
          <table:table-cell table:style-name="Table34.A1" office:value-type="string">
            <text:p text:style-name="P43">Total Employee</text:p>
          </table:table-cell>
        </table:table-row>
        <table:table-row table:style-name="TableLine797113971888">
          <table:table-cell table:style-name="Table34.A1" office:value-type="string">
            <text:p text:style-name="Table_20_Contents">IT</text:p>
          </table:table-cell>
          <table:table-cell table:style-name="Table34.A1" office:value-type="string">
            <text:p text:style-name="Table_20_Contents">2</text:p>
          </table:table-cell>
        </table:table-row>
        <table:table-row table:style-name="TableLine797113972432">
          <table:table-cell table:style-name="Table34.A1" office:value-type="string">
            <text:p text:style-name="Table_20_Contents">Sales</text:p>
          </table:table-cell>
          <table:table-cell table:style-name="Table34.A1" office:value-type="string">
            <text:p text:style-name="Table_20_Contents">2</text:p>
          </table:table-cell>
        </table:table-row>
        <table:table-row table:style-name="TableLine797113972704">
          <table:table-cell table:style-name="Table34.A1" office:value-type="string">
            <text:p text:style-name="Table_20_Contents">Training</text:p>
          </table:table-cell>
          <table:table-cell table:style-name="Table34.A1" office:value-type="string">
            <text:p text:style-name="Table_20_Contents">2</text:p>
          </table:table-cell>
        </table:table-row>
        <table:table-row table:style-name="TableLine797113973248">
          <table:table-cell table:style-name="Table34.A1" office:value-type="string">
            <text:p text:style-name="Table_20_Contents">Management</text:p>
          </table:table-cell>
          <table:table-cell table:style-name="Table34.A1" office:value-type="string">
            <text:p text:style-name="Table_20_Contents">3</text:p>
          </table:table-cell>
        </table:table-row>
      </table:table>
      <text:p text:style-name="P43"/>
      <text:h text:style-name="P81" text:outline-level="3">*COUNT Function with HAVING Clause</text:h>
      <text:p text:style-name="P13"><text:span text:style-name="T2">The HAVING clause is used to </text:span><text:span text:style-name="Strong_20_Emphasis"><text:span text:style-name="T14">filter the grouped rows</text:span></text:span><text:span text:style-name="T2">. We must use the GROUP BY clause with the HAVING clause. This example uses the HAVING clause with the COUNT() function. It counts the number of employees in each </text:span><text:span text:style-name="T6">Department</text:span><text:span text:style-name="T2"> and then checks whether the aggregated count is greater than one or not. If this is true, the corresponding records return in the ascending order of a number of employees:</text:span></text:p>
      <text:p text:style-name="P43">SELECT <text:s/>Department, COUNT(Name) AS <text:s/>"Total Employee" FROM <text:s/>STUDENT4 </text:p>
      <text:p text:style-name="P43">GROUP BY Department HAVING COUNT(Name)&gt;1 ORDER BY COUNT(Name); </text:p>
      <text:p text:style-name="P43"/>
      <table:table table:name="Table35" table:style-name="Table35">
        <table:table-column table:style-name="Table35.A"/>
        <table:table-column table:style-name="Table35.B"/>
        <table:table-row table:style-name="TableLine797113969440">
          <table:table-cell table:style-name="Table35.A1" office:value-type="string">
            <text:p text:style-name="P69">Department</text:p>
          </table:table-cell>
          <table:table-cell table:style-name="Table35.A1" office:value-type="string">
            <text:p text:style-name="P43">Total Employee</text:p>
          </table:table-cell>
        </table:table-row>
        <table:table-row table:style-name="TableLine797113918576">
          <table:table-cell table:style-name="Table35.A1" office:value-type="string">
            <text:p text:style-name="P68">IT</text:p>
          </table:table-cell>
          <table:table-cell table:style-name="Table35.A1" office:value-type="string">
            <text:p text:style-name="P68">2</text:p>
          </table:table-cell>
        </table:table-row>
        <table:table-row table:style-name="TableLine798763265808">
          <table:table-cell table:style-name="Table35.A1" office:value-type="string">
            <text:p text:style-name="P68">Sales</text:p>
          </table:table-cell>
          <table:table-cell table:style-name="Table35.A1" office:value-type="string">
            <text:p text:style-name="P68">2</text:p>
          </table:table-cell>
        </table:table-row>
        <text:soft-page-break/>
        <table:table-row table:style-name="TableLine798763266624">
          <table:table-cell table:style-name="Table35.A1" office:value-type="string">
            <text:p text:style-name="P68">Training</text:p>
          </table:table-cell>
          <table:table-cell table:style-name="Table35.A1" office:value-type="string">
            <text:p text:style-name="P68">2</text:p>
          </table:table-cell>
        </table:table-row>
        <table:table-row table:style-name="TableLine798763266896">
          <table:table-cell table:style-name="Table35.A1" office:value-type="string">
            <text:p text:style-name="P68">Management</text:p>
          </table:table-cell>
          <table:table-cell table:style-name="Table35.A1" office:value-type="string">
            <text:p text:style-name="P68">3</text:p>
          </table:table-cell>
        </table:table-row>
      </table:table>
      <text:p text:style-name="P43"/>
      <text:h text:style-name="P81" text:outline-level="3">*COUNT Function with OVER()</text:h>
      <text:p text:style-name="P13"><text:span text:style-name="T2">The OVER() clause determines which rows from the query are applied to the function, in what order the function evaluates them, and when the function's calculations should restart. The below query provide a cumulative total number of employees for each </text:span><text:span text:style-name="T7">Department</text:span><text:span text:style-name="T2"> in the </text:span><text:span text:style-name="Strong_20_Emphasis"><text:span text:style-name="T19">Student </text:span></text:span><text:span text:style-name="T2">table and organize the output in ascending order:</text:span></text:p>
      <text:p text:style-name="P44">SELECT DISTINCT Department, COUNT(Name) OVER (PARTITION BY Department) </text:p>
      <text:p text:style-name="P44">AS "Total Employee" <text:s/>FROM STUDENT4 <text:s/>ORDER BY "Total Employee"; <text:s/></text:p>
      <text:p text:style-name="P44"/>
      <table:table table:name="Table36" table:style-name="Table36">
        <table:table-column table:style-name="Table36.A"/>
        <table:table-column table:style-name="Table36.B"/>
        <table:table-row table:style-name="TableLine798763281584">
          <table:table-cell table:style-name="Table36.A1" office:value-type="string">
            <text:p text:style-name="P70">Department</text:p>
          </table:table-cell>
          <table:table-cell table:style-name="Table36.A1" office:value-type="string">
            <text:p text:style-name="P44">Total Employee</text:p>
          </table:table-cell>
        </table:table-row>
        <table:table-row table:style-name="TableLine798763231264">
          <table:table-cell table:style-name="Table36.A1" office:value-type="string">
            <text:p text:style-name="P71">IT</text:p>
          </table:table-cell>
          <table:table-cell table:style-name="Table36.A1" office:value-type="string">
            <text:p text:style-name="P71">2</text:p>
          </table:table-cell>
        </table:table-row>
        <table:table-row table:style-name="TableLine798763232896">
          <table:table-cell table:style-name="Table36.A1" office:value-type="string">
            <text:p text:style-name="P71">Sales</text:p>
          </table:table-cell>
          <table:table-cell table:style-name="Table36.A1" office:value-type="string">
            <text:p text:style-name="P71">2</text:p>
          </table:table-cell>
        </table:table-row>
        <table:table-row table:style-name="TableLine798763235344">
          <table:table-cell table:style-name="Table36.A1" office:value-type="string">
            <text:p text:style-name="P71">Training</text:p>
          </table:table-cell>
          <table:table-cell table:style-name="Table36.A1" office:value-type="string">
            <text:p text:style-name="P71">2</text:p>
          </table:table-cell>
        </table:table-row>
        <table:table-row table:style-name="TableLine798763243776">
          <table:table-cell table:style-name="Table36.A1" office:value-type="string">
            <text:p text:style-name="P71">Management</text:p>
          </table:table-cell>
          <table:table-cell table:style-name="Table36.A1" office:value-type="string">
            <text:p text:style-name="P71">3</text:p>
          </table:table-cell>
        </table:table-row>
      </table:table>
      <text:p text:style-name="P44"/>
      <text:h text:style-name="P82" text:outline-level="3">How COUNT() is different from COUNT_BIG() function?</text:h>
      <text:p text:style-name="P17">The COUNT and COUNT_BIG function in SQL Server essentially do the same thing, i.e., count the number of items present in the table. But sometimes we make a choice between them for the application. In that case, we might prefer which is best for the application based on the data types.</text:p>
      <text:p text:style-name="P13"><text:span text:style-name="T2">The COUNT() function </text:span><text:span text:style-name="Strong_20_Emphasis"><text:span text:style-name="T14">returns the result as an INT</text:span></text:span><text:span text:style-name="T2">, whereas COUNT_BIG() function </text:span><text:span text:style-name="Strong_20_Emphasis"><text:span text:style-name="T14">returns the result as BIGINT data types</text:span></text:span><text:span text:style-name="T2">. Thus, if we have a table with millions of records and we need to get the count of these records, the COUNT() function will give an error, but the COUNT_BIG() function will display such a result.</text:span></text:p>
      <text:p text:style-name="P17">Another major difference between them is while creating an index on the view. COUNT() does not allow the creation of the clustered index on the view. However, we can create clustered index on view when we use the COUNT_BIG() function.</text:p>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6T13:24:25.648000000</meta:creation-date>
    <meta:generator>LibreOffice/7.1.7.2$Windows_X86_64 LibreOffice_project/c6a4e3954236145e2acb0b65f68614365aeee33f</meta:generator>
    <dc:date>2024-03-01T19:47:19.868000000</dc:date>
    <meta:editing-duration>PT4H9M30S</meta:editing-duration>
    <meta:editing-cycles>24</meta:editing-cycles>
    <meta:document-statistic meta:table-count="36" meta:image-count="0" meta:object-count="0" meta:page-count="13" meta:paragraph-count="468" meta:word-count="3071" meta:character-count="19164" meta:non-whitespace-character-count="16390"/>
  </office:meta>
</office:document-meta>
</file>